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 Vol Daily Regular ||Vol: C: - Development ||Zone: SpaceHogs - SpaceHogs ||Step: File Actions started. ||Server: VolRavenPc - <text:s/>started on 2021-11-15 13:49:25 0:00:33</text:p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><text:s/></text:p>
      <text:p text:style-name="Standard">Zone: 1.000000 0.000000 0:00:12 Boot Boot</text:p>
      <text:p text:style-name="Standard"><text:tab/>A-( size 0.359826 / actual gap 2.029960 / act size 2.389786) </text:p>
      <text:p text:style-name="Standard"><text:tab/>- [begin 0.000000 / <text:s/>zone end 0.359826 / gap used 2.029960 / gap unused 67.428298 / round up 0.010000]</text:p>
      <text:p text:style-name="Standard"><text:tab/>A-( size 0.000000 / actual gap 2.029960 / act size 2.029960) </text:p>
      <text:p text:style-name="Standard"><text:tab/>- [begin 0.359826 / <text:s/>zone end 0.359826 / gap used 2.029960 / gap unused 67.428298 / round up 0.010000] </text:p>
      <text:p text:style-name="Standard">Zone: 2.000000 0.000000 0:00:16 BootData BootData</text:p>
      <text:p text:style-name="Standard"><text:tab/>A-( size 0.037572 / actual gap 2.352215 / act size 2.389787) </text:p>
      <text:p text:style-name="Standard"><text:tab/>- [begin 2.389786 / <text:s/>zone end 2.427358 / gap used 2.352215 / gap unused 65.398338 / round up 0.010000]</text:p>
      <text:p text:style-name="Standard"><text:tab/>A-( size 0.000000 / actual gap 2.352215 / act size 2.352215) </text:p>
      <text:p text:style-name="Standard"><text:tab/>- [begin 2.427358 / <text:s/>zone end 2.427358 / gap used 2.352215 / gap unused 65.398010 / round up 0.010000] </text:p>
      <text:p text:style-name="Standard">Zone: 3.000000 0.000000 0:00:17 ProgramHints ProgramHints </text:p>
      <text:p text:style-name="Standard">Zone: 4.000000 0.000000 0:00:17 ProgramHintsData ProgramHintsData </text:p>
      <text:p text:style-name="Standard">Zone: 5.000000 0.000000 0:00:21 Programs Programs</text:p>
      <text:p text:style-name="Standard"><text:tab/>A-( size 10.039741 / actual gap 4.298979 / act size 14.338720) </text:p>
      <text:p text:style-name="Standard"><text:tab/>- [begin 4.779572 / <text:s/>zone end 14.819313 / gap used 4.298979 / gap unused 63.056678 / round up 0.020000]</text:p>
      <text:p text:style-name="Standard"><text:tab/>A-( size 0.000000 / actual gap 4.298973 / act size 4.298973) </text:p>
      <text:p text:style-name="Standard"><text:tab/>- [begin 14.819319 / <text:s/>zone end 14.819319 / gap used 4.298973 / gap unused 63.057986 / round up 0.020000] </text:p>
      <text:p text:style-name="Standard">Zone: 6.000000 0.000000 0:00:21 ProgramsWindows !ZoneLabelProgramsWidows!</text:p>
      <text:p text:style-name="Standard"><text:tab/>A-( size 5.177669 / actual gap 4.381478 / act size 9.559147) </text:p>
      <text:p text:style-name="Standard"><text:tab/>- [begin 19.118291 / <text:s/>zone end 24.295960 / gap used 4.381478 / gap unused 58.761728 / round up 0.020000]</text:p>
      <text:p text:style-name="Standard"><text:tab/>A-( size 0.000000 / actual gap 4.378957 / act size 4.378957) </text:p>
      <text:p text:style-name="Standard"><text:tab/>- [begin 24.298481 / <text:s/>zone end 24.298481 / gap used 4.378957 / gap unused 58.761181 / round up 0.020000] </text:p>
      <text:p text:style-name="Standard">Zone: 7.000000 0.000000 0:00:22 ProgramsData ProgramsData</text:p>
      <text:p text:style-name="Standard"><text:tab/>A-( size 0.813028 / actual gap 3.966545 / act size 4.779573) </text:p>
      <text:p text:style-name="Standard"><text:tab/>- [begin 28.677437 / <text:s/>zone end 29.490465 / gap used 3.966545 / gap unused 54.381658 / round up 0.020000]</text:p>
      <text:p text:style-name="Standard"><text:tab/>A-( size 0.000000 / actual gap 3.978231 / act size 3.978231) </text:p>
      <text:p text:style-name="Standard"><text:tab/>- [begin 29.478779 / <text:s/>zone end 29.478779 / gap used 3.978231 / gap unused 54.388107 / round up 0.020000] </text:p>
      <text:p text:style-name="Standard">Zone: 8.000000 0.000000 0:00:22 IdeScripts IdeScripts</text:p>
      <text:p text:style-name="Standard"><text:tab/>A-( size 1.508164 / actual gap 3.271409 / act size 4.779573) </text:p>
      <text:p text:style-name="Standard"><text:tab/>- [begin 33.457010 / <text:s/>zone end 34.965174 / gap used 3.271409 / gap unused 50.409804 / round up 0.010000]</text:p>
      <text:p text:style-name="Standard"><text:tab/>A-( size 0.000000 / actual gap 0.881623 / act size 0.881623) </text:p>
      <text:p text:style-name="Standard"><text:soft-page-break/><text:tab/>- [begin 34.965174 / <text:s/>zone end 34.965174 / gap used 0.881623 / gap unused 50.409804 / round up 0.010000] </text:p>
      <text:p text:style-name="Standard">Zone: 9.000000 0.000000 0:00:24 DevToDo DevToDo</text:p>
      <text:p text:style-name="Standard"><text:tab/>A-( size 5.609762 / actual gap 3.949385 / act size 9.559147) </text:p>
      <text:p text:style-name="Standard"><text:tab/>- [begin 35.846796 / <text:s/>zone end 41.456558 / gap used 3.949385 / gap unused 49.542021 / round up 0.010000]</text:p>
      <text:p text:style-name="Standard"><text:tab/>A-( size 0.000000 / actual gap 1.559528 / act size 1.559528) </text:p>
      <text:p text:style-name="Standard"><text:tab/>- [begin 41.456628 / <text:s/>zone end 41.456628 / gap used 1.559528 / gap unused 49.565226 / round up 0.010000] </text:p>
      <text:p text:style-name="Standard">Zone: 10.000000 0.000000 0:00:26 LinksCorp LinksCorp</text:p>
      <text:p text:style-name="Standard"><text:tab/>A-( size 38.411154 / actual gap 4.605003 / act size 43.016157) </text:p>
      <text:p text:style-name="Standard"><text:tab/>- [begin 43.016156 / <text:s/>zone end 81.427310 / gap used 4.605003 / gap unused 52.597054 / round up 0.010000]</text:p>
      <text:p text:style-name="Standard"><text:tab/>A-( size 0.000000 / actual gap 2.215216 / act size 2.215216) </text:p>
      <text:p text:style-name="Standard"><text:tab/>- [begin 81.427310 / <text:s/>zone end 81.427310 / gap used 2.215216 / gap unused 52.596995 / round up 0.010000] </text:p>
      <text:p text:style-name="Standard">Zone: 11.000000 0.000000 0:00:27 People People</text:p>
      <text:p text:style-name="Standard"><text:tab/>A-( size 12.056586 / actual gap 4.671919 / act size 16.728505) </text:p>
      <text:p text:style-name="Standard"><text:tab/>- [begin 83.642526 / <text:s/>zone end 95.699112 / gap used 4.671919 / gap unused 50.407300 / round up 0.020000]</text:p>
      <text:p text:style-name="Standard"><text:tab/>A-( size 0.000000 / actual gap 4.671919 / act size 4.671919) </text:p>
      <text:p text:style-name="Standard"><text:tab/>- [begin 95.699112 / <text:s/>zone end 95.699112 / gap used 4.671919 / gap unused 50.403416 / round up 0.020000] </text:p>
      <text:p text:style-name="Standard">Zone: 12.000000 0.000000 0:00:27 MFT MFT - Master File Table</text:p>
      <text:p text:style-name="Standard"><text:tab/>A-( size 0.758994 / actual gap 0.435900 / act size 1.194894) </text:p>
      <text:p text:style-name="Standard"><text:tab/>- [begin 100.371031 / <text:s/>zone end 101.130025 / gap used 0.435900 / gap unused 45.680003 / round up 0.005000]</text:p>
      <text:p text:style-name="Standard"><text:tab/>A-( size 0.000000 / actual gap 0.431413 / act size 0.431413) </text:p>
      <text:p text:style-name="Standard"><text:tab/>- [begin 101.134512 / <text:s/>zone end 101.134512 / gap used 0.431413 / gap unused 45.675516 / round up 0.005000] </text:p>
      <text:p text:style-name="Standard">Zone: 13.000000 0.000000 0:00:28 DIR Directories.</text:p>
      <text:p text:style-name="Standard"><text:tab/>A-( size 0.078610 / actual gap 5.895857 / act size 5.974467) </text:p>
      <text:p text:style-name="Standard"><text:tab/>- [begin 101.565924 / <text:s/>zone end 101.644534 / gap used 5.895857 / gap unused 45.244104 / round up 0.030000]</text:p>
      <text:p text:style-name="Standard"><text:tab/>A-( size 0.000000 / actual gap 5.895857 / act size 5.895857) </text:p>
      <text:p text:style-name="Standard"><text:tab/>- [begin 101.644534 / <text:s/>zone end 101.644534 / gap used 5.895857 / gap unused 45.243398 / round up 0.030000] </text:p>
      <text:p text:style-name="Standard">Zone: 14.000000 0.000000 0:00:29 !ZoneLabelPageHiberDump! !ZoneDescriptionPageHiberDump!</text:p>
      <text:p text:style-name="Standard"><text:tab/>A-( size 0.367028 / actual gap 0.000000 / act size 0.367028) </text:p>
      <text:p text:style-name="Standard"><text:tab/>- [begin 107.540390 / <text:s/>zone end 107.907418 / gap used 0.000000 / gap unused 39.347751 / round up !ZoneVolRoundUpPageHiberDump!]</text:p>
      <text:p text:style-name="Standard"><text:tab/>A-( size 0.000000 / actual gap 0.000000 / act size 0.000000) </text:p>
      <text:p text:style-name="Standard"><text:tab/>- [begin 107.907418 / <text:s/>zone end 107.907418 / gap used 0.000000 / gap unused 39.347468 / round up !ZoneVolRoundUpPageHiberDump!] </text:p>
      <text:p text:style-name="Standard">Zone: 15.000000 0.000000 0:00:29 Games Games </text:p>
      <text:p text:style-name="Standard">Zone: 16.000000 0.000000 0:00:30 Shares Shares</text:p>
      <text:p text:style-name="Standard"><text:tab/>A-( size 0.000664 / actual gap 2.022095 / act size 2.022759) </text:p>
      <text:p text:style-name="Standard"><text:tab/>- [begin 107.907418 / <text:s/>zone end 107.908082 / gap used 2.022095 / gap unused 39.347468 / round up 0.010000]</text:p>
      <text:p text:style-name="Standard"><text:soft-page-break/><text:tab/>A-( size 0.000000 / actual gap 2.022095 / act size 2.022095) </text:p>
      <text:p text:style-name="Standard"><text:tab/>- [begin 107.908082 / <text:s/>zone end 107.908082 / gap used 2.022095 / gap unused 39.347468 / round up 0.010000] </text:p>
      <text:p text:style-name="Standard">Zone: 17.000000 0.000000 0:00:31 SystemOtherData SystemOtherData</text:p>
      <text:p text:style-name="Standard"><text:tab/>A-( size 0.026773 / actual gap 2.363014 / act size 2.389787) </text:p>
      <text:p text:style-name="Standard"><text:tab/>- [begin 109.930177 / <text:s/>zone end 109.956950 / gap used 2.363014 / gap unused 37.325373 / round up 0.010000]</text:p>
      <text:p text:style-name="Standard"><text:tab/>A-( size 0.000000 / actual gap 2.363014 / act size 2.363014) </text:p>
      <text:p text:style-name="Standard"><text:tab/>- [begin 109.956950 / <text:s/>zone end 109.956950 / gap used 2.363014 / gap unused 37.325373 / round up 0.010000] </text:p>
      <text:p text:style-name="Standard">Zone: 18.000000 0.000000 0:00:32 Reference Reference</text:p>
      <text:p text:style-name="Standard"><text:tab/>A-( size 0.000041 / actual gap 2.389746 / act size 2.389787) </text:p>
      <text:p text:style-name="Standard"><text:tab/>- [begin 112.319963 / <text:s/>zone end 112.320004 / gap used 2.389746 / gap unused 34.962360 / round up 0.020000]</text:p>
      <text:p text:style-name="Standard"><text:tab/>A-( size 0.000000 / actual gap 2.389746 / act size 2.389746) </text:p>
      <text:p text:style-name="Standard"><text:tab/>- [begin 112.320004 / <text:s/>zone end 112.320004 / gap used 2.389746 / gap unused 34.962360 / round up 0.020000] </text:p>
      <text:p text:style-name="Standard">Zone: 19.000000 0.000000 0:00:33 SpaceHogs SpaceHogs</text:p>
      <text:p text:style-name="Standard"><text:tab/>A-( size 43.674691 / actual gap 4.121038 / act size 47.795729) </text:p>
      <text:p text:style-name="Standard"><text:tab/>- [begin 114.709750 / <text:s/>zone end 158.384441 / gap used 4.121038 / gap unused 32.436234 / round up 0.020000]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<text:s text:c="4"/></text:p>
      <text:p text:style-name="Standard">----------------------------------------------------------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19.000000 SpaceHogs SpaceHog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43.674691 (18.275562%)</text:p>
      <text:p text:style-name="Standard"><text:s text:c="18"/>Gap: 4.121038 (1.724438%)</text:p>
      <text:p text:style-name="Standard"><text:s text:c="16"/>Total: 47.795729 (68.000000%)</text:p>
      <text:p text:style-name="Standard"/>
      <text:p text:style-name="Standard"><text:s text:c="8"/>Files/folders: <text:s text:c="12"/>5,114 (0.000231%) </text:p>
      <text:p text:style-name="Standard"><text:s text:c="12"/>Fragments: <text:s text:c="14"/>102 (8.340147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14.709750 (0.000000%)</text:p>
      <text:p text:style-name="Standard"><text:s text:c="12"/>Files End: 158.384441</text:p>
      <text:p text:style-name="Standard"><text:soft-page-break/><text:s text:c="13"/>Zone End: 162.505479 (6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2.000000%</text:p>
      <text:p text:style-name="Standard"><text:s text:c="12"/>Actual Gap: 1.724438% (4.121038)</text:p>
      <text:p text:style-name="Standard"><text:s text:c="17"/></text:p>
      <text:p text:style-name="Standard"><text:s text:c="15"/>The desired min gap size. (GapRequested): 2.399648 <text:s/>(Loc) 160.784089</text:p>
      <text:p text:style-name="Standard"><text:s text:c="14"/>Must be half the zone size. (GapAdjusted): 2.399648 <text:s/>(---) 160.784089</text:p>
      <text:p text:style-name="Standard"><text:s text:c="15"/>Align to the volume evenly. (GapRounded): 4.121038 <text:s/>(---) 162.505479</text:p>
      <text:p text:style-name="Standard"><text:s text:c="10"/>The remaining space available. (GapAvailable): 32.436234 <text:s/>(---) 190.820675</text:p>
      <text:p text:style-name="Standard"><text:s text:c="6"/>The lower of adjusted and available. (GapCurrent): 4.121038 <text:s/>(---) 162.505479</text:p>
      <text:p text:style-name="Standard"><text:s text:c="4"/>(GapCurrent) after any code you inserted. (GapUsed): 4.121038 <text:s/>(---) 162.505479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51365959507.321140 (15.463549%)</text:p>
      <text:p text:style-name="Standard"><text:s text:c="19"/>Total Used: 369554592235.519470 (140.047417%)</text:p>
      <text:p text:style-name="Standard"><text:s text:c="9"/>Volume Used by Zones: 16879772794.879883 (1.724438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paceHogs</text:p>
      <text:p text:style-name="Standard"># SpaceHogs start.</text:p>
      <text:p text:style-name="Standard">not(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oft-page-break/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or 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SpaceHogs</text:p>
      <text:p text:style-name="Standard">) and (</text:p>
      <text:p text:style-name="Standard"># Blobs start.</text:p>
      <text:p text:style-name="Standard">(</text:p>
      <text:p text:style-name="Standard"><text:soft-page-break/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oft-page-break/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SpaceHogs</text:p>
      <text:p text:style-name="Standard">) </text:p>
      <text:p text:style-name="Standard"># SpaceHog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<text:soft-page-break/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06,506,113,024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72,350,420,99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96573472962.94778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50,002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<text:soft-page-break/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50,002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48,308 <text:s text:c="10"/>96.6121%</text:p>
      <text:p text:style-name="Standard"><text:s text:c="3"/>Big gaps <text:s text:c="16"/>1,694 <text:s text:c="11"/>3.3879%</text:p>
      <text:p text:style-name="Standard"><text:s text:c="16"/>----------------- -----------------</text:p>
      <text:p text:style-name="Standard"><text:s text:c="3"/>All gaps <text:s text:c="15"/>50,002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2.9035%</text:p>
      <text:p text:style-name="Standard"><text:s text:c="3"/>Big gaps <text:s text:c="20"/>0 <text:s text:c="11"/>0.0000 <text:s text:c="10"/>97.0965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20%</text:p>
      <text:p text:style-name="Standard"><text:s text:c="3"/>Median gap <text:s text:c="18"/>0 <text:s text:c="11"/>0.0000 <text:s text:c="11"/>0.0000%</text:p>
      <text:p text:style-name="Standard"><text:soft-page-break/><text:s text:c="3"/>Biggest gap <text:s text:c="17"/>0 <text:s text:c="11"/>0.0000 <text:s text:c="11"/>2.8003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<text:soft-page-break/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15 13:49:02.</text:p>
      <text:p text:style-name="Standard">.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!VolumeDescription</text:p>
      <text:p text:style-name="Standard"><text:soft-page-break/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06,506,113,024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72,350,420,99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96573472962.94778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50,002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><text:soft-page-break/></text:p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50,002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48,308 <text:s text:c="10"/>96.6121%</text:p>
      <text:p text:style-name="Standard"><text:s text:c="3"/>Big gaps <text:s text:c="16"/>1,694 <text:s text:c="11"/>3.3879%</text:p>
      <text:p text:style-name="Standard"><text:s text:c="16"/>----------------- -----------------</text:p>
      <text:p text:style-name="Standard"><text:s text:c="3"/>All gaps <text:s text:c="15"/>50,002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oft-page-break/><text:s text:c="3"/>Small gaps <text:s text:c="18"/>0 <text:s text:c="11"/>0.0000 <text:s text:c="11"/>2.9035%</text:p>
      <text:p text:style-name="Standard"><text:s text:c="3"/>Big gaps <text:s text:c="20"/>0 <text:s text:c="11"/>0.0000 <text:s text:c="10"/>97.0965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20%</text:p>
      <text:p text:style-name="Standard"><text:s text:c="3"/>Median gap <text:s text:c="18"/>0 <text:s text:c="11"/>0.0000 <text:s text:c="11"/>0.0000%</text:p>
      <text:p text:style-name="Standard"><text:s text:c="3"/>Biggest gap <text:s text:c="17"/>0 <text:s text:c="11"/>0.0000 <text:s text:c="11"/>2.8003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<text:soft-page-break/>.</text:p>
      <text:p text:style-name="Standard">!Title! started.</text:p>
      <text:p text:style-name="Standard">2021-11-15 13:49:02.</text:p>
      <text:p text:style-name="Standard">.</text:p>
      <text:p text:style-name="Standard"><text:s text:c="2"/></text:p>
      <text:p text:style-name="Standard"><text:s text:c="10"/>Volume Size: <text:s text:c="8"/>978,856,534,016 (238.978646)</text:p>
      <text:p text:style-name="Standard"><text:s text:c="10"/>Volume Used: <text:s text:c="8"/>705,639,587,840 (172.275290)</text:p>
      <text:p text:style-name="Standard"><text:s text:c="10"/>Volume Free: <text:s text:c="8"/>273,216,946,176, (66.703356)</text:p>
      <text:p text:style-name="Standard"><text:s text:c="9"/></text:p>
      <text:p text:style-name="Standard"><text:s text:c="5"/>Volume Used Calc: <text:s text:c="6"/>29365696020.480000 (66.703356)</text:p>
      <text:p text:style-name="Standard"><text:s text:c="6"/>Volume Free Adj: <text:s text:c="6"/>196579168191.326110</text:p>
      <text:p text:style-name="Standard"><text:s text:c="4"/>Bytes per cluster: <text:s text:c="18"/>4,096 bytes</text:p>
      <text:p text:style-name="Standard"/>
      <text:p text:style-name="Standard"><text:s text:c="3"/>Unfragmented Items: <text:s text:c="14"/>2,164,392</text:p>
      <text:p text:style-name="Standard"><text:s text:c="5"/>Fragmented Items: <text:s text:c="18"/>2,566</text:p>
      <text:p text:style-name="Standard"/>
      <text:p text:style-name="Standard"><text:s text:c="4"/>Unfragmented Data: <text:s text:c="8"/>511,811,919,872 bytes</text:p>
      <text:p text:style-name="Standard"><text:s text:c="6"/>Fragmented Data: <text:s text:c="8"/>194,080,768,000 bytes</text:p>
      <text:p text:style-name="Standard"/>
      <text:p text:style-name="Standard"><text:s text:c="13"/>All Gaps: <text:s text:c="17"/>49,481</text:p>
      <text:p text:style-name="Standard"><text:s text:c="13"/>All gaps: <text:s text:c="8"/>273,238,286,336 bytes</text:p>
      <text:p text:style-name="Standard"><text:s text:c="10"/>Average gap: <text:s text:c="14"/>5,521,408 bytes</text:p>
      <text:p text:style-name="Standard"><text:s text:c="11"/>Median gap: <text:s text:c="17"/>32,768 bytes</text:p>
      <text:p text:style-name="Standard"><text:s text:c="10"/>Biggest gap: <text:s text:c="10"/>7,633,825,792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06,506,113,024 (179769313486231570000000000000000000000000000000000000000000000000000000000000000000000000000000000000000000000000000000000000000000000000000000000000000000000000000<text:soft-page-break/>000000000000000000000000000000000000000000000000000000000000000000000000000000000000000000000000000000000000000000000000000000000000000000000000.000000)</text:p>
      <text:p text:style-name="Standard"><text:s text:c="10"/>Volume Free: <text:s text:c="8"/>272,350,420,99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96573472962.94778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50,002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><text:soft-page-break/></text:p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50,002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48,308 <text:s text:c="10"/>96.6121%</text:p>
      <text:p text:style-name="Standard"><text:s text:c="3"/>Big gaps <text:s text:c="16"/>1,694 <text:s text:c="11"/>3.3879%</text:p>
      <text:p text:style-name="Standard"><text:s text:c="16"/>----------------- -----------------</text:p>
      <text:p text:style-name="Standard"><text:s text:c="3"/>All gaps <text:s text:c="15"/>50,002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2.9035%</text:p>
      <text:p text:style-name="Standard"><text:s text:c="3"/>Big gaps <text:s text:c="20"/>0 <text:s text:c="11"/>0.0000 <text:s text:c="10"/>97.0965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20%</text:p>
      <text:p text:style-name="Standard"><text:s text:c="3"/>Median gap <text:s text:c="18"/>0 <text:s text:c="11"/>0.0000 <text:s text:c="11"/>0.0000%</text:p>
      <text:p text:style-name="Standard"><text:s text:c="3"/>Biggest gap <text:s text:c="17"/>0 <text:s text:c="11"/>0.0000 <text:s text:c="11"/>2.8003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><text:soft-page-break/>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<text:soft-page-break/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15 13:49:02.</text:p>
      <text:p text:style-name="Standard">.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5"/>185,184.7290 clusters</text:p>
      <text:p text:style-name="Standard"><text:soft-page-break/><text:s text:c="39"/>0.0775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164,392</text:p>
      <text:p text:style-name="Standard"><text:s text:c="2"/>Fragmented Items: <text:s text:c="12"/>2,566</text:p>
      <text:p text:style-name="Standard"><text:s/>Unfragmented Data: <text:s text:c="2"/>511,811,919,872 bytes</text:p>
      <text:p text:style-name="Standard"><text:s text:c="3"/>Fragmented Data: <text:s text:c="2"/>194,080,768,000 bytes</text:p>
      <text:p text:style-name="Standard">Gaps:</text:p>
      <text:p text:style-name="Standard"><text:s text:c="10"/>All Gaps: <text:s text:c="11"/>49,481</text:p>
      <text:p text:style-name="Standard"><text:s text:c="10"/>All gaps: <text:s text:c="2"/>273,238,282,240 bytes</text:p>
      <text:p text:style-name="Standard"><text:s text:c="7"/>Average gap: <text:s text:c="8"/>5,521,408 bytes</text:p>
      <text:p text:style-name="Standard"><text:s text:c="8"/>Median gap: <text:s text:c="11"/>32,768 bytes</text:p>
      <text:p text:style-name="Standard"><text:s text:c="7"/>Biggest gap: <text:s text:c="4"/>7,633,825,792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47,862 <text:s text:c="10"/>96.7280%</text:p>
      <text:p text:style-name="Standard"><text:s text:c="3"/>Big gaps <text:s text:c="16"/>1,619 <text:s text:c="11"/>3.2720%</text:p>
      <text:p text:style-name="Standard"><text:s text:c="16"/>----------------- -----------------</text:p>
      <text:p text:style-name="Standard"><text:s text:c="3"/>All gaps <text:s text:c="15"/>49,481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6"/>7,623,401,472 <text:s text:c="11"/>7.0998 <text:s text:c="11"/>2.7900%</text:p>
      <text:p text:style-name="Standard"><text:s text:c="3"/>Big gaps <text:s text:c="6"/>265,614,880,768 <text:s text:c="9"/>247.3731 <text:s text:c="10"/>97.2100%</text:p>
      <text:p text:style-name="Standard"><text:s text:c="16"/>----------------- ----------------- -----------------</text:p>
      <text:p text:style-name="Standard"><text:s text:c="3"/>All gaps <text:s text:c="6"/>273,238,282,240 <text:s text:c="9"/>254.4730 <text:s text:c="9"/>100.0000%</text:p>
      <text:p text:style-name="Standard"/>
      <text:p text:style-name="Standard"><text:s text:c="3"/>Average gap <text:s text:c="9"/>5,521,408 <text:s text:c="11"/>0.0051 <text:s text:c="11"/>0.0020%</text:p>
      <text:p text:style-name="Standard"><text:s text:c="3"/>Median gap <text:s text:c="13"/>32,768 <text:s text:c="11"/>0.0000 <text:s text:c="11"/>0.0000%</text:p>
      <text:p text:style-name="Standard"><text:s text:c="3"/>Biggest gap <text:s text:c="5"/>7,633,825,792 <text:s text:c="11"/>7.1096 <text:s text:c="11"/>2.7938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<text:soft-page-break/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796,203 <text:s text:c="12"/>2,540 <text:s text:c="8"/>1,798,743</text:p>
      <text:p text:style-name="Standard"><text:s text:c="3"/>Folders <text:s text:c="10"/>368,189 <text:s text:c="15"/>26 <text:s text:c="10"/>368,215</text:p>
      <text:p text:style-name="Standard"><text:s text:c="3"/>------- ----------------- ----------------- -----------------</text:p>
      <text:p text:style-name="Standard"><text:s text:c="3"/>All <text:s text:c="12"/>2,164,392 <text:s text:c="12"/>2,566 <text:s text:c="8"/>2,166,958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2.8905% <text:s text:c="10"/>0.1172% <text:s text:c="9"/>83.0077%</text:p>
      <text:p text:style-name="Standard"><text:s text:c="3"/>Folders <text:s text:c="10"/>16.9911% <text:s text:c="10"/>0.0012% <text:s text:c="9"/>16.9923%</text:p>
      <text:p text:style-name="Standard"><text:s text:c="3"/>------- ----------------- ----------------- -----------------</text:p>
      <text:p text:style-name="Standard"><text:s text:c="3"/>All <text:s text:c="14"/>99.8816% <text:s text:c="10"/>0.1184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10,873,128,960 <text:s text:c="2"/>194,071,126,016 <text:s text:c="2"/>704,944,254,976</text:p>
      <text:p text:style-name="Standard"><text:s text:c="3"/>Folders <text:s text:c="6"/>938,790,912 <text:s text:c="8"/>9,641,984 <text:s text:c="6"/>948,432,896</text:p>
      <text:p text:style-name="Standard"><text:s text:c="3"/>------- ----------------- ----------------- -----------------</text:p>
      <text:p text:style-name="Standard"><text:s text:c="3"/>All <text:s text:c="6"/>511,811,919,872 <text:s text:c="2"/>194,080,768,000 <text:s text:c="2"/>705,892,687,872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475.7877 <text:s text:c="9"/>180.7428 <text:s text:c="9"/>656.5305</text:p>
      <text:p text:style-name="Standard"><text:s text:c="3"/>Folders <text:s text:c="11"/>0.8743 <text:s text:c="11"/>0.0090 <text:s text:c="11"/>0.8833</text:p>
      <text:p text:style-name="Standard"><text:s text:c="3"/>------- ----------------- ----------------- -----------------</text:p>
      <text:p text:style-name="Standard"><text:s text:c="3"/>All <text:s text:c="13"/>476.6620 <text:s text:c="9"/>180.7518 <text:s text:c="9"/>657.4138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2.3726% <text:s text:c="9"/>27.4930% <text:s text:c="9"/>99.8656%</text:p>
      <text:p text:style-name="Standard"><text:s text:c="3"/>Folders <text:s text:c="11"/>0.1330% <text:s text:c="10"/>0.0014% <text:s text:c="10"/>0.1344%</text:p>
      <text:p text:style-name="Standard"><text:s text:c="3"/>------- ----------------- ----------------- -----------------</text:p>
      <text:p text:style-name="Standard"><text:s text:c="3"/>All <text:s text:c="14"/>72.5056% <text:s text:c="9"/>27.4944% <text:s text:c="8"/>100.0000%</text:p>
      <text:p text:style-name="Standard"/>
      <text:p text:style-name="Standard">----------------------------------------------------------</text:p>
      <text:p text:style-name="Standard"><text:soft-page-break/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12,074,043,383 <text:s text:c="2"/>257,344,413,936 <text:s text:c="2"/>769,418,457,319</text:p>
      <text:p text:style-name="Standard"><text:s text:c="3"/>Folders <text:s text:c="6"/>938,760,966 <text:s text:c="8"/>9,641,984 <text:s text:c="6"/>948,402,950</text:p>
      <text:p text:style-name="Standard"><text:s text:c="3"/>------- ----------------- ----------------- -----------------</text:p>
      <text:p text:style-name="Standard"><text:s text:c="3"/>All <text:s text:c="6"/>513,012,804,349 <text:s text:c="2"/>257,354,055,920 <text:s text:c="2"/>770,366,860,269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476.9061 <text:s text:c="9"/>239.6707 <text:s text:c="9"/>716.5768</text:p>
      <text:p text:style-name="Standard"><text:s text:c="3"/>Folders <text:s text:c="11"/>0.8743 <text:s text:c="11"/>0.0090 <text:s text:c="11"/>0.8833</text:p>
      <text:p text:style-name="Standard"><text:s text:c="3"/>------- ----------------- ----------------- -----------------</text:p>
      <text:p text:style-name="Standard"><text:s text:c="3"/>All <text:s text:c="13"/>477.7804 <text:s text:c="9"/>239.6796 <text:s text:c="9"/>717.46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66.4715% <text:s text:c="9"/>33.4054% <text:s text:c="9"/>99.8769%</text:p>
      <text:p text:style-name="Standard"><text:s text:c="3"/>Folders <text:s text:c="11"/>0.1219% <text:s text:c="10"/>0.0013% <text:s text:c="10"/>0.1231%</text:p>
      <text:p text:style-name="Standard"><text:s text:c="3"/>------- ----------------- ----------------- -----------------</text:p>
      <text:p text:style-name="Standard"><text:s text:c="3"/>All <text:s text:c="14"/>66.5933% <text:s text:c="9"/>33.4067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359826 (0.150568%)</text:p>
      <text:p text:style-name="Standard"><text:s text:c="18"/>Gap: 2.029960 (0.849432%)</text:p>
      <text:p text:style-name="Standard"><text:s text:c="16"/>Total: 2.389786 (1.000000%)</text:p>
      <text:p text:style-name="Standard"/>
      <text:p text:style-name="Standard"><text:s text:c="8"/>Files/folders: <text:s text:c="12"/>1,811 (0.000046%) </text:p>
      <text:p text:style-name="Standard"><text:soft-page-break/><text:s text:c="12"/>Fragments: <text:s text:c="16"/>5 (0.194856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35982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849432% (2.029960)</text:p>
      <text:p text:style-name="Standard"><text:s text:c="17"/></text:p>
      <text:p text:style-name="Standard"><text:s text:c="15"/>The desired min gap size. (GapRequested): 0.239965 <text:s/>(Loc) 0.599791</text:p>
      <text:p text:style-name="Standard"><text:s text:c="14"/>Must be half the zone size. (GapAdjusted): 0.239965 <text:s/>(---) 0.599791</text:p>
      <text:p text:style-name="Standard"><text:s text:c="15"/>Align to the volume evenly. (GapRounded): 2.029960 <text:s/>(---) 2.389786</text:p>
      <text:p text:style-name="Standard"><text:s text:c="10"/>The remaining space available. (GapAvailable): 67.428298 <text:s/>(---) 67.788124</text:p>
      <text:p text:style-name="Standard"><text:s text:c="6"/>The lower of adjusted and available. (GapCurrent): 2.029960 <text:s/>(---) 2.389786</text:p>
      <text:p text:style-name="Standard"><text:s text:c="4"/>(GapCurrent) after any code you inserted. (GapUsed): 2.029960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82895840.956631 (0.100413%)</text:p>
      <text:p text:style-name="Standard"><text:s text:c="19"/>Total Used: 8314718044.160000 (3.043234%)</text:p>
      <text:p text:style-name="Standard"><text:s text:c="9"/>Volume Used by Zones: 8314718044.160000 (0.849432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029960 (0.849432%)</text:p>
      <text:p text:style-name="Standard"><text:s text:c="16"/>Total: 2.029960 (1.000000%)</text:p>
      <text:p text:style-name="Standard"/>
      <text:p text:style-name="Standard"><text:s text:c="8"/>Files/folders: <text:s text:c="16"/>0 (0.000000%) </text:p>
      <text:p text:style-name="Standard"><text:soft-page-break/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359826 (0.000000%)</text:p>
      <text:p text:style-name="Standard"><text:s text:c="12"/>Files End: 0.35982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849432% (2.029960)</text:p>
      <text:p text:style-name="Standard"><text:s text:c="17"/></text:p>
      <text:p text:style-name="Standard"><text:s text:c="15"/>The desired min gap size. (GapRequested): 0.239965 <text:s/>(Loc) 0.599791</text:p>
      <text:p text:style-name="Standard"><text:s text:c="14"/>Must be half the zone size. (GapAdjusted): 0.000000 <text:s/>(---) 0.359826</text:p>
      <text:p text:style-name="Standard"><text:s text:c="15"/>Align to the volume evenly. (GapRounded): 2.029960 <text:s/>(---) 2.389786</text:p>
      <text:p text:style-name="Standard"><text:s text:c="10"/>The remaining space available. (GapAvailable): 67.428298 <text:s/>(---) 67.788124</text:p>
      <text:p text:style-name="Standard"><text:s text:c="6"/>The lower of adjusted and available. (GapCurrent): 2.029960 <text:s/>(---) 2.389786</text:p>
      <text:p text:style-name="Standard"><text:s text:c="4"/>(GapCurrent) after any code you inserted. (GapUsed): 2.029960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965791681.913262 (0.200825%)</text:p>
      <text:p text:style-name="Standard"><text:s text:c="19"/>Total Used: 16629436088.320000 (6.086049%)</text:p>
      <text:p text:style-name="Standard"><text:s text:c="9"/>Volume Used by Zones: 8314718044.160000 (0.849432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37572 (0.015722%)</text:p>
      <text:p text:style-name="Standard"><text:s text:c="18"/>Gap: 2.352215 (0.984278%)</text:p>
      <text:p text:style-name="Standard"><text:s text:c="16"/>Total: 2.389787 (2.000000%)</text:p>
      <text:p text:style-name="Standard"/>
      <text:p text:style-name="Standard"><text:s text:c="8"/>Files/folders: <text:s text:c="15"/>61 (0.002815%) </text:p>
      <text:p text:style-name="Standard"><text:soft-page-break/><text:s text:c="12"/>Fragments: <text:s text:c="16"/>2 (0.077912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389786 (0.000000%)</text:p>
      <text:p text:style-name="Standard"><text:s text:c="12"/>Files End: 2.427358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984278% (2.352215)</text:p>
      <text:p text:style-name="Standard"><text:s text:c="17"/></text:p>
      <text:p text:style-name="Standard"><text:s text:c="15"/>The desired min gap size. (GapRequested): 0.239965 <text:s/>(Loc) 2.667323</text:p>
      <text:p text:style-name="Standard"><text:s text:c="14"/>Must be half the zone size. (GapAdjusted): 0.075144 <text:s/>(---) 2.502502</text:p>
      <text:p text:style-name="Standard"><text:s text:c="15"/>Align to the volume evenly. (GapRounded): 2.352215 <text:s/>(---) 4.779573</text:p>
      <text:p text:style-name="Standard"><text:s text:c="10"/>The remaining space available. (GapAvailable): 65.398338 <text:s/>(---) 67.825696</text:p>
      <text:p text:style-name="Standard"><text:s text:c="6"/>The lower of adjusted and available. (GapCurrent): 2.352215 <text:s/>(---) 4.779573</text:p>
      <text:p text:style-name="Standard"><text:s text:c="4"/>(GapCurrent) after any code you inserted. (GapUsed): 2.352215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948687522.869893 (0.301238%)</text:p>
      <text:p text:style-name="Standard"><text:s text:c="19"/>Total Used: 26264108400.639999 (9.612153%)</text:p>
      <text:p text:style-name="Standard"><text:s text:c="9"/>Volume Used by Zones: 9634672312.320000 (0.984278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13 11:30 PM </text:p>
      <text:p text:style-name="Standard"><text:soft-page-break/></text:p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352215 (0.984278%)</text:p>
      <text:p text:style-name="Standard"><text:s text:c="16"/>Total: 2.352215 (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427358 (0.000000%)</text:p>
      <text:p text:style-name="Standard"><text:s text:c="12"/>Files End: 2.427358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984278% (2.352215)</text:p>
      <text:p text:style-name="Standard"><text:s text:c="17"/></text:p>
      <text:p text:style-name="Standard"><text:s text:c="15"/>The desired min gap size. (GapRequested): 0.239965 <text:s/>(Loc) 2.667323</text:p>
      <text:p text:style-name="Standard"><text:s text:c="14"/>Must be half the zone size. (GapAdjusted): 0.000000 <text:s/>(---) 2.427358</text:p>
      <text:p text:style-name="Standard"><text:s text:c="15"/>Align to the volume evenly. (GapRounded): 2.352215 <text:s/>(---) 4.779573</text:p>
      <text:p text:style-name="Standard"><text:s text:c="10"/>The remaining space available. (GapAvailable): 65.398010 <text:s/>(---) 67.825368</text:p>
      <text:p text:style-name="Standard"><text:s text:c="6"/>The lower of adjusted and available. (GapCurrent): 2.352215 <text:s/>(---) 4.779573</text:p>
      <text:p text:style-name="Standard"><text:s text:c="4"/>(GapCurrent) after any code you inserted. (GapUsed): 2.352215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931583363.826524 (0.401651%)</text:p>
      <text:p text:style-name="Standard"><text:s text:c="19"/>Total Used: 35898780712.959999 (13.138256%)</text:p>
      <text:p text:style-name="Standard"><text:s text:c="9"/>Volume Used by Zones: 9634672312.320000 (0.984278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<text:soft-page-break/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10.039741 (4.201104%)</text:p>
      <text:p text:style-name="Standard"><text:s text:c="18"/>Gap: 4.298979 (1.798897%)</text:p>
      <text:p text:style-name="Standard"><text:s text:c="16"/>Total: 14.338720 (8.000000%)</text:p>
      <text:p text:style-name="Standard"/>
      <text:p text:style-name="Standard"><text:s text:c="8"/>Files/folders: <text:s text:c="10"/>288,089 (0.013291%) </text:p>
      <text:p text:style-name="Standard"><text:s text:c="12"/>Fragments: <text:s text:c="14"/>499 (19.44661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.779572 (0.000000%)</text:p>
      <text:p text:style-name="Standard"><text:s text:c="12"/>Files End: 14.819313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798897% (4.298979)</text:p>
      <text:p text:style-name="Standard"><text:s text:c="17"/></text:p>
      <text:p text:style-name="Standard"><text:s text:c="15"/>The desired min gap size. (GapRequested): 0.479930 <text:s/>(Loc) 15.299243</text:p>
      <text:p text:style-name="Standard"><text:s text:c="14"/>Must be half the zone size. (GapAdjusted): 0.479930 <text:s/>(---) 15.299243</text:p>
      <text:p text:style-name="Standard"><text:s text:c="15"/>Align to the volume evenly. (GapRounded): 4.298979 <text:s/>(---) 19.118292</text:p>
      <text:p text:style-name="Standard"><text:s text:c="10"/>The remaining space available. (GapAvailable): 63.056678 <text:s/>(---) 77.875991</text:p>
      <text:p text:style-name="Standard"><text:s text:c="6"/>The lower of adjusted and available. (GapCurrent): 4.298979 <text:s/>(---) 19.118292</text:p>
      <text:p text:style-name="Standard"><text:s text:c="4"/>(GapCurrent) after any code you inserted. (GapUsed): 4.298979 <text:s/>(---)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5897375045.739784 (0.602476%)</text:p>
      <text:p text:style-name="Standard"><text:s text:c="19"/>Total Used: 53507397386.239998 (19.582642%)</text:p>
      <text:p text:style-name="Standard"><text:s text:c="9"/>Volume Used by Zones: 17608616673.279999 (1.798897%)</text:p>
      <text:p text:style-name="Standard"/>
      <text:p text:style-name="Standard">Directory and Files Select:</text:p>
      <text:p text:style-name="Standard">---------------------------</text:p>
      <text:p text:style-name="Standard"><text:soft-page-break/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oft-page-break/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oft-page-break/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oft-page-break/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<text:soft-page-break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4.298973 (1.798894%)</text:p>
      <text:p text:style-name="Standard"><text:s text:c="16"/>Total: 4.298973 (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4.819319 (0.000000%)</text:p>
      <text:p text:style-name="Standard"><text:s text:c="12"/>Files End: 14.819319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798894% (4.298973)</text:p>
      <text:p text:style-name="Standard"><text:s text:c="17"/></text:p>
      <text:p text:style-name="Standard"><text:s text:c="15"/>The desired min gap size. (GapRequested): 0.479930 <text:s/>(Loc) 15.299249</text:p>
      <text:p text:style-name="Standard"><text:s text:c="14"/>Must be half the zone size. (GapAdjusted): 0.000000 <text:s/>(---) 14.819319</text:p>
      <text:p text:style-name="Standard"><text:soft-page-break/><text:s text:c="15"/>Align to the volume evenly. (GapRounded): 4.298973 <text:s/>(---) 19.118292</text:p>
      <text:p text:style-name="Standard"><text:s text:c="10"/>The remaining space available. (GapAvailable): 63.057986 <text:s/>(---) 77.877305</text:p>
      <text:p text:style-name="Standard"><text:s text:c="6"/>The lower of adjusted and available. (GapCurrent): 4.298973 <text:s/>(---) 19.118292</text:p>
      <text:p text:style-name="Standard"><text:s text:c="4"/>(GapCurrent) after any code you inserted. (GapUsed): 4.298973 <text:s/>(---)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863166727.653046 (0.803301%)</text:p>
      <text:p text:style-name="Standard"><text:s text:c="19"/>Total Used: 71115989483.519989 (26.027043%)</text:p>
      <text:p text:style-name="Standard"><text:s text:c="9"/>Volume Used by Zones: 17608592097.279999 (1.798894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oft-page-break/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<text:soft-page-break/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oft-page-break/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<text:soft-page-break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5.177669 (2.166582%)</text:p>
      <text:p text:style-name="Standard"><text:s text:c="18"/>Gap: 4.381478 (1.833418%)</text:p>
      <text:p text:style-name="Standard"><text:s text:c="16"/>Total: 9.559147 (12.000000%)</text:p>
      <text:p text:style-name="Standard"/>
      <text:p text:style-name="Standard"><text:s text:c="8"/>Files/folders: <text:s text:c="10"/>367,783 (0.016936%) </text:p>
      <text:p text:style-name="Standard"><text:s text:c="12"/>Fragments: <text:s text:c="14"/>794 (36.041761%) </text:p>
      <text:p text:style-name="Standard"/>
      <text:p text:style-name="Standard"><text:s text:c="3"/>Location:</text:p>
      <text:p text:style-name="Standard"><text:soft-page-break/><text:s text:c="3"/>------------------------</text:p>
      <text:p text:style-name="Standard"><text:s text:c="11"/>Zone Start: 19.118291 (0.000000%)</text:p>
      <text:p text:style-name="Standard"><text:s text:c="12"/>Files End: 24.295960</text:p>
      <text:p text:style-name="Standard"><text:s text:c="13"/>Zone End: 28.677438 (1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833418% (4.381478)</text:p>
      <text:p text:style-name="Standard"><text:s text:c="17"/></text:p>
      <text:p text:style-name="Standard"><text:s text:c="15"/>The desired min gap size. (GapRequested): 0.479930 <text:s/>(Loc) 24.775890</text:p>
      <text:p text:style-name="Standard"><text:s text:c="14"/>Must be half the zone size. (GapAdjusted): 0.479930 <text:s/>(---) 24.775890</text:p>
      <text:p text:style-name="Standard"><text:s text:c="15"/>Align to the volume evenly. (GapRounded): 4.381478 <text:s/>(---) 28.677438</text:p>
      <text:p text:style-name="Standard"><text:s text:c="10"/>The remaining space available. (GapAvailable): 58.761728 <text:s/>(---) 83.057688</text:p>
      <text:p text:style-name="Standard"><text:s text:c="6"/>The lower of adjusted and available. (GapCurrent): 4.381478 <text:s/>(---) 28.677438</text:p>
      <text:p text:style-name="Standard"><text:s text:c="4"/>(GapCurrent) after any code you inserted. (GapUsed): 4.381478 <text:s/>(---) 28.67743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828958409.566307 (1.004127%)</text:p>
      <text:p text:style-name="Standard"><text:s text:c="19"/>Total Used: 89062521405.439972 (32.594672%)</text:p>
      <text:p text:style-name="Standard"><text:s text:c="9"/>Volume Used by Zones: 17946531921.919983 (1.833418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oft-page-break/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oft-page-break/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oft-page-break/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oft-page-break/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2021-11-13 11:30 PM </text:p>
      <text:p text:style-name="Standard"><text:soft-page-break/></text:p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4.378957 (1.832363%)</text:p>
      <text:p text:style-name="Standard"><text:s text:c="16"/>Total: 4.378957 (1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4.298481 (0.000000%)</text:p>
      <text:p text:style-name="Standard"><text:s text:c="12"/>Files End: 24.298481</text:p>
      <text:p text:style-name="Standard"><text:s text:c="13"/>Zone End: 28.677438 (1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832363% (4.378957)</text:p>
      <text:p text:style-name="Standard"><text:s text:c="17"/></text:p>
      <text:p text:style-name="Standard"><text:s text:c="15"/>The desired min gap size. (GapRequested): 0.479930 <text:s/>(Loc) 24.778411</text:p>
      <text:p text:style-name="Standard"><text:s text:c="14"/>Must be half the zone size. (GapAdjusted): 0.000000 <text:s/>(---) 24.298481</text:p>
      <text:p text:style-name="Standard"><text:s text:c="15"/>Align to the volume evenly. (GapRounded): 4.378957 <text:s/>(---) 28.677438</text:p>
      <text:p text:style-name="Standard"><text:s text:c="10"/>The remaining space available. (GapAvailable): 58.761181 <text:s/>(---) 83.059662</text:p>
      <text:p text:style-name="Standard"><text:s text:c="6"/>The lower of adjusted and available. (GapCurrent): 4.378957 <text:s/>(---) 28.677438</text:p>
      <text:p text:style-name="Standard"><text:s text:c="4"/>(GapCurrent) after any code you inserted. (GapUsed): 4.378957 <text:s/>(---) 28.67743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794750091.479568 (1.204952%)</text:p>
      <text:p text:style-name="Standard"><text:s text:c="19"/>Total Used: 106998727311.359990 (39.158950%)</text:p>
      <text:p text:style-name="Standard"><text:s text:c="9"/>Volume Used by Zones: 17936205905.920013 (1.83236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oft-page-break/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<text:soft-page-break/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oft-page-break/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><text:soft-page-break/></text:p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<text:soft-page-break/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813028 (0.340209%)</text:p>
      <text:p text:style-name="Standard"><text:s text:c="18"/>Gap: 3.966545 (1.659791%)</text:p>
      <text:p text:style-name="Standard"><text:s text:c="16"/>Total: 4.779573 (14.000000%)</text:p>
      <text:p text:style-name="Standard"/>
      <text:p text:style-name="Standard"><text:s text:c="8"/>Files/folders: <text:s text:c="11"/>13,809 (0.000600%) </text:p>
      <text:p text:style-name="Standard"><text:s text:c="12"/>Fragments: <text:s text:c="14"/>134 (8.701299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8.677437 (0.000000%)</text:p>
      <text:p text:style-name="Standard"><text:s text:c="12"/>Files End: 29.490465</text:p>
      <text:p text:style-name="Standard"><text:s text:c="13"/>Zone End: 33.45701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659791% (3.966545)</text:p>
      <text:p text:style-name="Standard"><text:s text:c="17"/></text:p>
      <text:p text:style-name="Standard"><text:s text:c="15"/>The desired min gap size. (GapRequested): 0.479930 <text:s/>(Loc) 29.970395</text:p>
      <text:p text:style-name="Standard"><text:s text:c="14"/>Must be half the zone size. (GapAdjusted): 0.479930 <text:s/>(---) 29.970395</text:p>
      <text:p text:style-name="Standard"><text:s text:c="15"/>Align to the volume evenly. (GapRounded): 3.966545 <text:s/>(---) 33.457010</text:p>
      <text:p text:style-name="Standard"><text:s text:c="10"/>The remaining space available. (GapAvailable): 54.381658 <text:s/>(---) 83.872123</text:p>
      <text:p text:style-name="Standard"><text:s text:c="6"/>The lower of adjusted and available. (GapCurrent): 3.966545 <text:s/>(---) 33.457010</text:p>
      <text:p text:style-name="Standard"><text:s text:c="4"/>(GapCurrent) after any code you inserted. (GapUsed): 3.966545 <text:s/>(---) 33.45701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3760541773.392830 (1.405777%)</text:p>
      <text:p text:style-name="Standard"><text:s text:c="19"/>Total Used: 123245697433.599980 (45.105014%)</text:p>
      <text:p text:style-name="Standard"><text:s text:c="9"/>Volume Used by Zones: 16246970122.239990 (1.659791%)</text:p>
      <text:p text:style-name="Standard"><text:soft-page-break/></text:p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.978231 (1.664681%)</text:p>
      <text:p text:style-name="Standard"><text:s text:c="16"/>Total: 3.978231 (14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9.478779 (0.000000%)</text:p>
      <text:p text:style-name="Standard"><text:s text:c="12"/>Files End: 29.478779</text:p>
      <text:p text:style-name="Standard"><text:s text:c="13"/>Zone End: 33.45701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664681% (3.978231)</text:p>
      <text:p text:style-name="Standard"><text:s text:c="17"/></text:p>
      <text:p text:style-name="Standard"><text:s text:c="15"/>The desired min gap size. (GapRequested): 0.479930 <text:s/>(Loc) 29.958709</text:p>
      <text:p text:style-name="Standard"><text:s text:c="14"/>Must be half the zone size. (GapAdjusted): 0.000000 <text:s/>(---) 29.478779</text:p>
      <text:p text:style-name="Standard"><text:soft-page-break/><text:s text:c="15"/>Align to the volume evenly. (GapRounded): 3.978231 <text:s/>(---) 33.457010</text:p>
      <text:p text:style-name="Standard"><text:s text:c="10"/>The remaining space available. (GapAvailable): 54.388107 <text:s/>(---) 83.866886</text:p>
      <text:p text:style-name="Standard"><text:s text:c="6"/>The lower of adjusted and available. (GapCurrent): 3.978231 <text:s/>(---) 33.457010</text:p>
      <text:p text:style-name="Standard"><text:s text:c="4"/>(GapCurrent) after any code you inserted. (GapUsed): 3.978231 <text:s/>(---) 33.45701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5726333455.306091 (1.606602%)</text:p>
      <text:p text:style-name="Standard"><text:s text:c="19"/>Total Used: 139540533411.839970 (51.068735%)</text:p>
      <text:p text:style-name="Standard"><text:s text:c="9"/>Volume Used by Zones: 16294835978.240005 (1.664681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1.508164 (0.631087%)</text:p>
      <text:p text:style-name="Standard"><text:s text:c="18"/>Gap: 3.271409 (1.368913%)</text:p>
      <text:p text:style-name="Standard"><text:s text:c="16"/>Total: 4.779573 (16.000000%)</text:p>
      <text:p text:style-name="Standard"/>
      <text:p text:style-name="Standard"><text:s text:c="8"/>Files/folders: <text:s text:c="10"/>137,488 (0.006322%) </text:p>
      <text:p text:style-name="Standard"><text:s text:c="12"/>Fragments: <text:s text:c="15"/>11 (0.773558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3.457010 (0.000000%)</text:p>
      <text:p text:style-name="Standard"><text:s text:c="12"/>Files End: 34.965174</text:p>
      <text:p text:style-name="Standard"><text:soft-page-break/><text:s text:c="13"/>Zone End: 38.236583 (1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1.368913% (3.271409)</text:p>
      <text:p text:style-name="Standard"><text:s text:c="17"/></text:p>
      <text:p text:style-name="Standard"><text:s text:c="15"/>The desired min gap size. (GapRequested): 2.399648 <text:s/>(Loc) 37.364822</text:p>
      <text:p text:style-name="Standard"><text:s text:c="14"/>Must be half the zone size. (GapAdjusted): 2.399648 <text:s/>(---) 37.364822</text:p>
      <text:p text:style-name="Standard"><text:s text:c="15"/>Align to the volume evenly. (GapRounded): 3.271409 <text:s/>(---) 38.236583</text:p>
      <text:p text:style-name="Standard"><text:s text:c="10"/>The remaining space available. (GapAvailable): 50.409804 <text:s/>(---) 85.374978</text:p>
      <text:p text:style-name="Standard"><text:s text:c="6"/>The lower of adjusted and available. (GapCurrent): 3.271409 <text:s/>(---) 38.236583</text:p>
      <text:p text:style-name="Standard"><text:s text:c="4"/>(GapCurrent) after any code you inserted. (GapUsed): 3.271409 <text:s/>(---) 38.23658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5555291864.872398 (2.610729%)</text:p>
      <text:p text:style-name="Standard"><text:s text:c="19"/>Total Used: 152940226150.399960 (55.972231%)</text:p>
      <text:p text:style-name="Standard"><text:s text:c="9"/>Volume Used by Zones: 13399692738.559998 (1.368913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IdeScripts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oft-page-break/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oft-page-break/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oft-page-break/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<text:soft-page-break/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881623 (0.368913%)</text:p>
      <text:p text:style-name="Standard"><text:s text:c="16"/>Total: 0.881623 (15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965174 (0.000000%)</text:p>
      <text:p text:style-name="Standard"><text:s text:c="12"/>Files End: 34.965174</text:p>
      <text:p text:style-name="Standard"><text:s text:c="13"/>Zone End: 35.846797 (15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368913% (0.881623)</text:p>
      <text:p text:style-name="Standard"><text:s text:c="17"/></text:p>
      <text:p text:style-name="Standard"><text:s text:c="15"/>The desired min gap size. (GapRequested): 2.399648 <text:s/>(Loc) 37.364822</text:p>
      <text:p text:style-name="Standard"><text:s text:c="14"/>Must be half the zone size. (GapAdjusted): 0.000000 <text:s/>(---) 34.965174</text:p>
      <text:p text:style-name="Standard"><text:s text:c="15"/>Align to the volume evenly. (GapRounded): 0.881623 <text:s/>(---) 35.846797</text:p>
      <text:p text:style-name="Standard"><text:s text:c="10"/>The remaining space available. (GapAvailable): 50.409804 <text:s/>(---) 85.374978</text:p>
      <text:p text:style-name="Standard"><text:s text:c="6"/>The lower of adjusted and available. (GapCurrent): 0.881623 <text:s/>(---) 35.846797</text:p>
      <text:p text:style-name="Standard"><text:s text:c="4"/>(GapCurrent) after any code you inserted. (GapUsed): 0.881623 <text:s/>(---) 35.84679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5384250274.438705 (3.614856%)</text:p>
      <text:p text:style-name="Standard"><text:s text:c="19"/>Total Used: 156551353548.799960 (57.293815%)</text:p>
      <text:p text:style-name="Standard"><text:soft-page-break/><text:s text:c="9"/>Volume Used by Zones: 3611127398.399994 (0.368913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IdeScripts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oft-page-break/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><text:soft-page-break/></text:p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<text:soft-page-break/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9.000000 DevToDo DevToDo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oft-page-break/><text:s text:c="16"/>Files: 5.609762 (2.347390%)</text:p>
      <text:p text:style-name="Standard"><text:s text:c="18"/>Gap: 3.949385 (1.652610%)</text:p>
      <text:p text:style-name="Standard"><text:s text:c="16"/>Total: 9.559147 (19.000000%)</text:p>
      <text:p text:style-name="Standard"/>
      <text:p text:style-name="Standard"><text:s text:c="8"/>Files/folders: <text:s text:c="10"/>444,203 (0.020490%) </text:p>
      <text:p text:style-name="Standard"><text:s text:c="12"/>Fragments: <text:s text:c="14"/>198 (13.953488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5.846796 (0.000000%)</text:p>
      <text:p text:style-name="Standard"><text:s text:c="12"/>Files End: 41.456558</text:p>
      <text:p text:style-name="Standard"><text:s text:c="13"/>Zone End: 45.405943 (19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1.652610% (3.949385)</text:p>
      <text:p text:style-name="Standard"><text:s text:c="17"/></text:p>
      <text:p text:style-name="Standard"><text:s text:c="15"/>The desired min gap size. (GapRequested): 2.399648 <text:s/>(Loc) 43.856206</text:p>
      <text:p text:style-name="Standard"><text:s text:c="14"/>Must be half the zone size. (GapAdjusted): 2.399648 <text:s/>(---) 43.856206</text:p>
      <text:p text:style-name="Standard"><text:s text:c="15"/>Align to the volume evenly. (GapRounded): 3.949385 <text:s/>(---) 45.405943</text:p>
      <text:p text:style-name="Standard"><text:s text:c="10"/>The remaining space available. (GapAvailable): 49.542021 <text:s/>(---) 90.998579</text:p>
      <text:p text:style-name="Standard"><text:s text:c="6"/>The lower of adjusted and available. (GapCurrent): 3.949385 <text:s/>(---) 45.405943</text:p>
      <text:p text:style-name="Standard"><text:s text:c="4"/>(GapCurrent) after any code you inserted. (GapUsed): 3.949385 <text:s/>(---) 45.40594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5213208684.005013 (4.618982%)</text:p>
      <text:p text:style-name="Standard"><text:s text:c="19"/>Total Used: 172728033443.839970 (63.214419%)</text:p>
      <text:p text:style-name="Standard"><text:s text:c="9"/>Volume Used by Zones: 16176679895.040009 (1.652610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DevToDo</text:p>
      <text:p text:style-name="Standard"># DevToDo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oft-page-break/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<text:soft-page-break/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oft-page-break/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DevToDo</text:p>
      <text:p text:style-name="Standard">and ( </text:p>
      <text:p text:style-name="Standard"><text:soft-page-break/># Dev start.</text:p>
      <text:p text:style-name="Standard">(</text:p>
      <text:p text:style-name="Standard"><text:s text:c="2"/>DirectoryName("*Dev") </text:p>
      <text:p text:style-name="Standard"><text:s text:c="2"/>or DirectoryName("Dev *") </text:p>
      <text:p text:style-name="Standard"><text:s text:c="2"/>or DirectoryName("*Development*") </text:p>
      <text:p text:style-name="Standard"><text:s text:c="2"/>or DirectoryName("DsVs*") </text:p>
      <text:p text:style-name="Standard"><text:s text:c="2"/>or DirectoryName("Srt*") </text:p>
      <text:p text:style-name="Standard">)</text:p>
      <text:p text:style-name="Standard"># Dev end.</text:p>
      <text:p text:style-name="Standard"/>
      <text:p text:style-name="Standard"># DevToDo</text:p>
      <text:p text:style-name="Standard">or </text:p>
      <text:p text:style-name="Standard"># ToDo start.</text:p>
      <text:p text:style-name="Standard">(</text:p>
      <text:p text:style-name="Standard"><text:s text:c="2"/>DirectoryName("*ToDo*")</text:p>
      <text:p text:style-name="Standard">)</text:p>
      <text:p text:style-name="Standard"># ToDo end.</text:p>
      <text:p text:style-name="Standard"/>
      <text:p text:style-name="Standard"># DevToDo</text:p>
      <text:p text:style-name="Standard">)</text:p>
      <text:p text:style-name="Standard"># DevToDo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9.000000 DevToDo DevToDo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559528 (0.652581%)</text:p>
      <text:p text:style-name="Standard"><text:s text:c="16"/>Total: 1.559528 (1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1.456628 (0.000000%)</text:p>
      <text:p text:style-name="Standard"><text:s text:c="12"/>Files End: 41.456628</text:p>
      <text:p text:style-name="Standard"><text:s text:c="13"/>Zone End: 43.016156 (1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oft-page-break/><text:s text:c="12"/>Actual Gap: 0.652581% (1.559528)</text:p>
      <text:p text:style-name="Standard"><text:s text:c="17"/></text:p>
      <text:p text:style-name="Standard"><text:s text:c="15"/>The desired min gap size. (GapRequested): 2.399648 <text:s/>(Loc) 43.856276</text:p>
      <text:p text:style-name="Standard"><text:s text:c="14"/>Must be half the zone size. (GapAdjusted): 0.000000 <text:s/>(---) 41.456628</text:p>
      <text:p text:style-name="Standard"><text:s text:c="15"/>Align to the volume evenly. (GapRounded): 1.559528 <text:s/>(---) 43.016156</text:p>
      <text:p text:style-name="Standard"><text:s text:c="10"/>The remaining space available. (GapAvailable): 49.565226 <text:s/>(---) 91.021854</text:p>
      <text:p text:style-name="Standard"><text:s text:c="6"/>The lower of adjusted and available. (GapCurrent): 1.559528 <text:s/>(---) 43.016156</text:p>
      <text:p text:style-name="Standard"><text:s text:c="4"/>(GapCurrent) after any code you inserted. (GapUsed): 1.559528 <text:s/>(---) 43.01615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55042167093.571320 (5.623109%)</text:p>
      <text:p text:style-name="Standard"><text:s text:c="19"/>Total Used: 179115861278.719970 (65.552341%)</text:p>
      <text:p text:style-name="Standard"><text:s text:c="9"/>Volume Used by Zones: 6387827834.880005 (0.65258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DevToDo</text:p>
      <text:p text:style-name="Standard"># DevToDo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oft-page-break/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oft-page-break/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oft-page-break/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DevToDo</text:p>
      <text:p text:style-name="Standard">and ( </text:p>
      <text:p text:style-name="Standard"># Dev start.</text:p>
      <text:p text:style-name="Standard">(</text:p>
      <text:p text:style-name="Standard"><text:s text:c="2"/>DirectoryName("*Dev") </text:p>
      <text:p text:style-name="Standard"><text:s text:c="2"/>or DirectoryName("Dev *") </text:p>
      <text:p text:style-name="Standard"><text:s text:c="2"/>or DirectoryName("*Development*") </text:p>
      <text:p text:style-name="Standard"><text:s text:c="2"/>or DirectoryName("DsVs*") </text:p>
      <text:p text:style-name="Standard"><text:s text:c="2"/>or DirectoryName("Srt*") </text:p>
      <text:p text:style-name="Standard">)</text:p>
      <text:p text:style-name="Standard"># Dev end.</text:p>
      <text:p text:style-name="Standard"/>
      <text:p text:style-name="Standard"># DevToDo</text:p>
      <text:p text:style-name="Standard">or </text:p>
      <text:p text:style-name="Standard"># ToDo start.</text:p>
      <text:p text:style-name="Standard">(</text:p>
      <text:p text:style-name="Standard"><text:s text:c="2"/>DirectoryName("*ToDo*")</text:p>
      <text:p text:style-name="Standard">)</text:p>
      <text:p text:style-name="Standard"># ToDo end.</text:p>
      <text:p text:style-name="Standard"><text:soft-page-break/></text:p>
      <text:p text:style-name="Standard"># DevToDo</text:p>
      <text:p text:style-name="Standard">)</text:p>
      <text:p text:style-name="Standard"># DevToDo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0.000000 LinksCorp LinksCorp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38.411154 (16.073049%)</text:p>
      <text:p text:style-name="Standard"><text:s text:c="18"/>Gap: 4.605003 (1.926951%)</text:p>
      <text:p text:style-name="Standard"><text:s text:c="16"/>Total: 43.016157 (36.000000%)</text:p>
      <text:p text:style-name="Standard"/>
      <text:p text:style-name="Standard"><text:s text:c="8"/>Files/folders: <text:s text:c="10"/>139,855 (0.006415%) </text:p>
      <text:p text:style-name="Standard"><text:s text:c="12"/>Fragments: <text:s text:c="14"/>153 (11.316568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3.016156 (0.000000%)</text:p>
      <text:p text:style-name="Standard"><text:s text:c="12"/>Files End: 81.427310</text:p>
      <text:p text:style-name="Standard"><text:s text:c="13"/>Zone End: 86.032313 (3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1.926951% (4.605003)</text:p>
      <text:p text:style-name="Standard"><text:s text:c="17"/></text:p>
      <text:p text:style-name="Standard"><text:s text:c="15"/>The desired min gap size. (GapRequested): 2.399648 <text:s/>(Loc) 83.826958</text:p>
      <text:p text:style-name="Standard"><text:s text:c="14"/>Must be half the zone size. (GapAdjusted): 2.399648 <text:s/>(---) 83.826958</text:p>
      <text:p text:style-name="Standard"><text:s text:c="15"/>Align to the volume evenly. (GapRounded): 4.605003 <text:s/>(---) 86.032313</text:p>
      <text:p text:style-name="Standard"><text:s text:c="10"/>The remaining space available. (GapAvailable): 52.597054 <text:s/>(---) 134.024364</text:p>
      <text:p text:style-name="Standard"><text:s text:c="6"/>The lower of adjusted and available. (GapCurrent): 4.605003 <text:s/>(---) 86.032313</text:p>
      <text:p text:style-name="Standard"><text:s text:c="4"/>(GapCurrent) after any code you inserted. (GapUsed): 4.605003 <text:s/>(---) 86.03231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64871125503.137627 (6.627235%)</text:p>
      <text:p text:style-name="Standard"><text:s text:c="19"/>Total Used: 197977951764.479920 (72.455908%)</text:p>
      <text:p text:style-name="Standard"><text:s text:c="9"/>Volume Used by Zones: 18862090485.759949 (1.926951%)</text:p>
      <text:p text:style-name="Standard"/>
      <text:p text:style-name="Standard">Directory and Files Select:</text:p>
      <text:p text:style-name="Standard">---------------------------</text:p>
      <text:p text:style-name="Standard"><text:soft-page-break/># Script: ZoneDo ZoneTypeSelectLinksCorp</text:p>
      <text:p text:style-name="Standard"># LinksCorp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oft-page-break/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oft-page-break/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oft-page-break/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LinksCorp</text:p>
      <text:p text:style-name="Standard">and ( </text:p>
      <text:p text:style-name="Standard"># Corp start.</text:p>
      <text:p text:style-name="Standard">(</text:p>
      <text:p text:style-name="Standard"><text:s text:c="4"/>DirectoryName("*Corp*") or</text:p>
      <text:p text:style-name="Standard"><text:s text:c="4"/>DirectoryName("*Mdm*")</text:p>
      <text:p text:style-name="Standard">)</text:p>
      <text:p text:style-name="Standard"># Corp end.</text:p>
      <text:p text:style-name="Standard"/>
      <text:p text:style-name="Standard"># LinksCorp</text:p>
      <text:p text:style-name="Standard">or </text:p>
      <text:p text:style-name="Standard"># Links start.</text:p>
      <text:p text:style-name="Standard">(</text:p>
      <text:p text:style-name="Standard"><text:s text:c="4"/>DirectoryName("*Favorites*") or</text:p>
      <text:p text:style-name="Standard"><text:s text:c="4"/>DirectoryName("*Job*") or</text:p>
      <text:p text:style-name="Standard"><text:s text:c="4"/>DirectoryName("*Links*")</text:p>
      <text:p text:style-name="Standard">)</text:p>
      <text:p text:style-name="Standard"># Links end.</text:p>
      <text:p text:style-name="Standard"/>
      <text:p text:style-name="Standard"># LinksCorp</text:p>
      <text:p text:style-name="Standard">or </text:p>
      <text:p text:style-name="Standard"># Support start.</text:p>
      <text:p text:style-name="Standard">(</text:p>
      <text:p text:style-name="Standard"><text:s text:c="2"/>DirectoryName("*Logs*") or</text:p>
      <text:p text:style-name="Standard"><text:s text:c="2"/>DirectoryName("*Support*") or</text:p>
      <text:p text:style-name="Standard"><text:s text:c="2"/>DirectoryName("*Maintenance*")</text:p>
      <text:p text:style-name="Standard">)</text:p>
      <text:p text:style-name="Standard"># Support end.</text:p>
      <text:p text:style-name="Standard"/>
      <text:p text:style-name="Standard"># LinksCorp</text:p>
      <text:p text:style-name="Standard">)</text:p>
      <text:p text:style-name="Standard"># LinksCor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<text:soft-page-break/>----------------------------------------------------------</text:p>
      <text:p text:style-name="Standard">Zone: 10.000000 LinksCorp LinksCorp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215216 (0.926951%)</text:p>
      <text:p text:style-name="Standard"><text:s text:c="16"/>Total: 2.215216 (35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81.427310 (0.000000%)</text:p>
      <text:p text:style-name="Standard"><text:s text:c="12"/>Files End: 81.427310</text:p>
      <text:p text:style-name="Standard"><text:s text:c="13"/>Zone End: 83.642526 (35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926951% (2.215216)</text:p>
      <text:p text:style-name="Standard"><text:s text:c="17"/></text:p>
      <text:p text:style-name="Standard"><text:s text:c="15"/>The desired min gap size. (GapRequested): 2.399648 <text:s/>(Loc) 83.826958</text:p>
      <text:p text:style-name="Standard"><text:s text:c="14"/>Must be half the zone size. (GapAdjusted): 0.000000 <text:s/>(---) 81.427310</text:p>
      <text:p text:style-name="Standard"><text:s text:c="15"/>Align to the volume evenly. (GapRounded): 2.215216 <text:s/>(---) 83.642526</text:p>
      <text:p text:style-name="Standard"><text:s text:c="10"/>The remaining space available. (GapAvailable): 52.596995 <text:s/>(---) 134.024305</text:p>
      <text:p text:style-name="Standard"><text:s text:c="6"/>The lower of adjusted and available. (GapCurrent): 2.215216 <text:s/>(---) 83.642526</text:p>
      <text:p text:style-name="Standard"><text:s text:c="4"/>(GapCurrent) after any code you inserted. (GapUsed): 2.215216 <text:s/>(---) 83.64252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4700083912.703934 (7.631362%)</text:p>
      <text:p text:style-name="Standard"><text:s text:c="19"/>Total Used: 207051476910.079900 (75.811627%)</text:p>
      <text:p text:style-name="Standard"><text:s text:c="9"/>Volume Used by Zones: 9073525145.599976 (0.92695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LinksCorp</text:p>
      <text:p text:style-name="Standard"># LinksCorp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oft-page-break/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<text:soft-page-break/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oft-page-break/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><text:soft-page-break/></text:p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LinksCorp</text:p>
      <text:p text:style-name="Standard">and ( </text:p>
      <text:p text:style-name="Standard"># Corp start.</text:p>
      <text:p text:style-name="Standard">(</text:p>
      <text:p text:style-name="Standard"><text:s text:c="4"/>DirectoryName("*Corp*") or</text:p>
      <text:p text:style-name="Standard"><text:s text:c="4"/>DirectoryName("*Mdm*")</text:p>
      <text:p text:style-name="Standard">)</text:p>
      <text:p text:style-name="Standard"># Corp end.</text:p>
      <text:p text:style-name="Standard"/>
      <text:p text:style-name="Standard"># LinksCorp</text:p>
      <text:p text:style-name="Standard">or </text:p>
      <text:p text:style-name="Standard"># Links start.</text:p>
      <text:p text:style-name="Standard">(</text:p>
      <text:p text:style-name="Standard"><text:s text:c="4"/>DirectoryName("*Favorites*") or</text:p>
      <text:p text:style-name="Standard"><text:s text:c="4"/>DirectoryName("*Job*") or</text:p>
      <text:p text:style-name="Standard"><text:s text:c="4"/>DirectoryName("*Links*")</text:p>
      <text:p text:style-name="Standard">)</text:p>
      <text:p text:style-name="Standard"># Links end.</text:p>
      <text:p text:style-name="Standard"/>
      <text:p text:style-name="Standard"># LinksCorp</text:p>
      <text:p text:style-name="Standard">or </text:p>
      <text:p text:style-name="Standard"># Support start.</text:p>
      <text:p text:style-name="Standard">(</text:p>
      <text:p text:style-name="Standard"><text:s text:c="2"/>DirectoryName("*Logs*") or</text:p>
      <text:p text:style-name="Standard"><text:s text:c="2"/>DirectoryName("*Support*") or</text:p>
      <text:p text:style-name="Standard"><text:s text:c="2"/>DirectoryName("*Maintenance*")</text:p>
      <text:p text:style-name="Standard">)</text:p>
      <text:p text:style-name="Standard"># Support end.</text:p>
      <text:p text:style-name="Standard"/>
      <text:p text:style-name="Standard"># LinksCorp</text:p>
      <text:p text:style-name="Standard">)</text:p>
      <text:p text:style-name="Standard"># LinksCor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1.000000 People Peopl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12.056586 (5.045047%)</text:p>
      <text:p text:style-name="Standard"><text:soft-page-break/><text:s text:c="18"/>Gap: 4.671919 (1.954953%)</text:p>
      <text:p text:style-name="Standard"><text:s text:c="16"/>Total: 16.728505 (42.000000%)</text:p>
      <text:p text:style-name="Standard"/>
      <text:p text:style-name="Standard"><text:s text:c="8"/>Files/folders: <text:s text:c="10"/>143,309 (0.006599%) </text:p>
      <text:p text:style-name="Standard"><text:s text:c="12"/>Fragments: <text:s text:c="14"/>132 (10.084034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83.642526 (0.000000%)</text:p>
      <text:p text:style-name="Standard"><text:s text:c="12"/>Files End: 95.699112</text:p>
      <text:p text:style-name="Standard"><text:s text:c="13"/>Zone End: 100.371031 (4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2.000000%</text:p>
      <text:p text:style-name="Standard"><text:s text:c="12"/>Actual Gap: 1.954953% (4.671919)</text:p>
      <text:p text:style-name="Standard"><text:s text:c="17"/></text:p>
      <text:p text:style-name="Standard"><text:s text:c="15"/>The desired min gap size. (GapRequested): 2.399648 <text:s/>(Loc) 98.098760</text:p>
      <text:p text:style-name="Standard"><text:s text:c="14"/>Must be half the zone size. (GapAdjusted): 2.399648 <text:s/>(---) 98.098760</text:p>
      <text:p text:style-name="Standard"><text:s text:c="15"/>Align to the volume evenly. (GapRounded): 4.671919 <text:s/>(---) 100.371031</text:p>
      <text:p text:style-name="Standard"><text:s text:c="10"/>The remaining space available. (GapAvailable): 50.407300 <text:s/>(---) 146.106412</text:p>
      <text:p text:style-name="Standard"><text:s text:c="6"/>The lower of adjusted and available. (GapCurrent): 4.671919 <text:s/>(---) 100.371031</text:p>
      <text:p text:style-name="Standard"><text:s text:c="4"/>(GapCurrent) after any code you inserted. (GapUsed): 4.671919 <text:s/>(---) 100.371031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84529042322.270233 (8.635488%)</text:p>
      <text:p text:style-name="Standard"><text:s text:c="19"/>Total Used: 226187658444.799870 (82.869146%)</text:p>
      <text:p text:style-name="Standard"><text:s text:c="9"/>Volume Used by Zones: 19136181534.719971 (1.954953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People</text:p>
      <text:p text:style-name="Standard"># People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oft-page-break/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<text:soft-page-break/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oft-page-break/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eople</text:p>
      <text:p text:style-name="Standard">and (</text:p>
      <text:p text:style-name="Standard"># People start.</text:p>
      <text:p text:style-name="Standard"><text:soft-page-break/>(</text:p>
      <text:p text:style-name="Standard"><text:s text:c="2"/>DirectoryName("*Capture*")</text:p>
      <text:p text:style-name="Standard"><text:s text:c="2"/>or DirectoryName("*Document*")</text:p>
      <text:p text:style-name="Standard"><text:s text:c="2"/>or DirectoryName("*Download*")</text:p>
      <text:p text:style-name="Standard"><text:s text:c="2"/>or DirectoryName("*Kids*")</text:p>
      <text:p text:style-name="Standard"><text:s text:c="2"/>or DirectoryName("Mail*")</text:p>
      <text:p text:style-name="Standard"><text:s text:c="2"/>or DirectoryName("*Mail")</text:p>
      <text:p text:style-name="Standard"><text:s text:c="2"/>or DirectoryName("My*")</text:p>
      <text:p text:style-name="Standard"><text:s text:c="2"/>or DirectoryName("*Person*")</text:p>
      <text:p text:style-name="Standard"><text:s text:c="2"/>or DirectoryName("Private*")</text:p>
      <text:p text:style-name="Standard"><text:s text:c="2"/>or DirectoryName("Users")</text:p>
      <text:p text:style-name="Standard"><text:s text:c="2"/></text:p>
      <text:p text:style-name="Standard"><text:s text:c="2"/># Individual People HERE:</text:p>
      <text:p text:style-name="Standard"><text:s text:c="2"/>or DirectoryName("Dgh*")</text:p>
      <text:p text:style-name="Standard">)</text:p>
      <text:p text:style-name="Standard"># People end.</text:p>
      <text:p text:style-name="Standard"/>
      <text:p text:style-name="Standard"># People</text:p>
      <text:p text:style-name="Standard">)</text:p>
      <text:p text:style-name="Standard"># People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1.000000 People Peopl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4.671919 (1.954953%)</text:p>
      <text:p text:style-name="Standard"><text:s text:c="16"/>Total: 4.671919 (4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95.699112 (0.000000%)</text:p>
      <text:p text:style-name="Standard"><text:s text:c="12"/>Files End: 95.699112</text:p>
      <text:p text:style-name="Standard"><text:s text:c="13"/>Zone End: 100.371031 (4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2.000000%</text:p>
      <text:p text:style-name="Standard"><text:s text:c="12"/>Actual Gap: 1.954953% (4.671919)</text:p>
      <text:p text:style-name="Standard"><text:soft-page-break/><text:s text:c="17"/></text:p>
      <text:p text:style-name="Standard"><text:s text:c="15"/>The desired min gap size. (GapRequested): 2.399648 <text:s/>(Loc) 98.098760</text:p>
      <text:p text:style-name="Standard"><text:s text:c="14"/>Must be half the zone size. (GapAdjusted): 0.000000 <text:s/>(---) 95.699112</text:p>
      <text:p text:style-name="Standard"><text:s text:c="15"/>Align to the volume evenly. (GapRounded): 4.671919 <text:s/>(---) 100.371031</text:p>
      <text:p text:style-name="Standard"><text:s text:c="10"/>The remaining space available. (GapAvailable): 50.403416 <text:s/>(---) 146.102528</text:p>
      <text:p text:style-name="Standard"><text:s text:c="6"/>The lower of adjusted and available. (GapCurrent): 4.671919 <text:s/>(---) 100.371031</text:p>
      <text:p text:style-name="Standard"><text:s text:c="4"/>(GapCurrent) after any code you inserted. (GapUsed): 4.671919 <text:s/>(---) 100.371031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4358000731.836533 (9.639615%)</text:p>
      <text:p text:style-name="Standard"><text:s text:c="19"/>Total Used: 245323839979.519840 (93.072943%)</text:p>
      <text:p text:style-name="Standard"><text:s text:c="9"/>Volume Used by Zones: 19136181534.719971 (1.954953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People</text:p>
      <text:p text:style-name="Standard"># People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oft-page-break/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<text:soft-page-break/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oft-page-break/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eople</text:p>
      <text:p text:style-name="Standard">and (</text:p>
      <text:p text:style-name="Standard"># People start.</text:p>
      <text:p text:style-name="Standard">(</text:p>
      <text:p text:style-name="Standard"><text:s text:c="2"/>DirectoryName("*Capture*")</text:p>
      <text:p text:style-name="Standard"><text:s text:c="2"/>or DirectoryName("*Document*")</text:p>
      <text:p text:style-name="Standard"><text:s text:c="2"/>or DirectoryName("*Download*")</text:p>
      <text:p text:style-name="Standard"><text:s text:c="2"/>or DirectoryName("*Kids*")</text:p>
      <text:p text:style-name="Standard"><text:s text:c="2"/>or DirectoryName("Mail*")</text:p>
      <text:p text:style-name="Standard"><text:s text:c="2"/>or DirectoryName("*Mail")</text:p>
      <text:p text:style-name="Standard"><text:s text:c="2"/>or DirectoryName("My*")</text:p>
      <text:p text:style-name="Standard"><text:s text:c="2"/>or DirectoryName("*Person*")</text:p>
      <text:p text:style-name="Standard"><text:s text:c="2"/>or DirectoryName("Private*")</text:p>
      <text:p text:style-name="Standard"><text:s text:c="2"/>or DirectoryName("Users")</text:p>
      <text:p text:style-name="Standard"><text:s text:c="2"/></text:p>
      <text:p text:style-name="Standard"><text:s text:c="2"/># Individual People HERE:</text:p>
      <text:p text:style-name="Standard"><text:s text:c="2"/>or DirectoryName("Dgh*")</text:p>
      <text:p text:style-name="Standard">)</text:p>
      <text:p text:style-name="Standard"># People end.</text:p>
      <text:p text:style-name="Standard"/>
      <text:p text:style-name="Standard"><text:soft-page-break/># People</text:p>
      <text:p text:style-name="Standard">)</text:p>
      <text:p text:style-name="Standard"># People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2.000000 MFT MFT - Master File Tabl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758994 (0.317599%)</text:p>
      <text:p text:style-name="Standard"><text:s text:c="18"/>Gap: 0.435900 (0.182401%)</text:p>
      <text:p text:style-name="Standard"><text:s text:c="16"/>Total: 1.194894 (42.500000%)</text:p>
      <text:p text:style-name="Standard"/>
      <text:p text:style-name="Standard"><text:s text:c="8"/>Files/folders: <text:s text:c="15"/>32 (0.001477%) </text:p>
      <text:p text:style-name="Standard"><text:s text:c="12"/>Fragments: <text:s text:c="16"/>2 (0.160772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0.371031 (0.000000%)</text:p>
      <text:p text:style-name="Standard"><text:s text:c="12"/>Files End: 101.130025</text:p>
      <text:p text:style-name="Standard"><text:s text:c="13"/>Zone End: 101.565925 (42.5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0.500000%</text:p>
      <text:p text:style-name="Standard"><text:s text:c="12"/>Actual Gap: 0.182401% (0.435900)</text:p>
      <text:p text:style-name="Standard"><text:s text:c="17"/></text:p>
      <text:p text:style-name="Standard"><text:s text:c="15"/>The desired min gap size. (GapRequested): 0.239965 <text:s/>(Loc) 101.369990</text:p>
      <text:p text:style-name="Standard"><text:s text:c="14"/>Must be half the zone size. (GapAdjusted): 0.239965 <text:s/>(---) 101.369990</text:p>
      <text:p text:style-name="Standard"><text:s text:c="15"/>Align to the volume evenly. (GapRounded): 0.435900 <text:s/>(---) 101.565925</text:p>
      <text:p text:style-name="Standard"><text:s text:c="10"/>The remaining space available. (GapAvailable): 45.680003 <text:s/>(---) 146.810028</text:p>
      <text:p text:style-name="Standard"><text:s text:c="6"/>The lower of adjusted and available. (GapCurrent): 0.435900 <text:s/>(---) 101.565925</text:p>
      <text:p text:style-name="Standard"><text:s text:c="4"/>(GapCurrent) after any code you inserted. (GapUsed): 0.435900 <text:s/>(---) 101.56592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5340896572.793167 (9.740028%)</text:p>
      <text:p text:style-name="Standard"><text:s text:c="19"/>Total Used: 247109284536.319820 (93.759953%)</text:p>
      <text:p text:style-name="Standard"><text:s text:c="9"/>Volume Used by Zones: 1785444556.799988 (0.18240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MFT</text:p>
      <text:p text:style-name="Standard"><text:soft-page-break/># MFT start.</text:p>
      <text:p text:style-name="Standard">SelectNtfsSystemFiles(yes)</text:p>
      <text:p text:style-name="Standard"># MFT end. <text:s text:c="14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2.000000 MFT MFT - Master File Tabl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431413 (0.180523%)</text:p>
      <text:p text:style-name="Standard"><text:s text:c="16"/>Total: 0.431413 (42.5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1.134512 (0.000000%)</text:p>
      <text:p text:style-name="Standard"><text:s text:c="12"/>Files End: 101.134512</text:p>
      <text:p text:style-name="Standard"><text:s text:c="13"/>Zone End: 101.565925 (42.5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0.500000%</text:p>
      <text:p text:style-name="Standard"><text:s text:c="12"/>Actual Gap: 0.180523% (0.431413)</text:p>
      <text:p text:style-name="Standard"><text:s text:c="17"/></text:p>
      <text:p text:style-name="Standard"><text:s text:c="15"/>The desired min gap size. (GapRequested): 0.239965 <text:s/>(Loc) 101.374477</text:p>
      <text:p text:style-name="Standard"><text:s text:c="14"/>Must be half the zone size. (GapAdjusted): 0.000000 <text:s/>(---) 101.134512</text:p>
      <text:p text:style-name="Standard"><text:s text:c="15"/>Align to the volume evenly. (GapRounded): 0.431413 <text:s/>(---) 101.565925</text:p>
      <text:p text:style-name="Standard"><text:s text:c="10"/>The remaining space available. (GapAvailable): 45.675516 <text:s/>(---) 146.810028</text:p>
      <text:p text:style-name="Standard"><text:s text:c="6"/>The lower of adjusted and available. (GapCurrent): 0.431413 <text:s/>(---) 101.565925</text:p>
      <text:p text:style-name="Standard"><text:s text:c="4"/>(GapCurrent) after any code you inserted. (GapUsed): 0.431413 <text:s/>(---) 101.56592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6323792413.749802 (9.840440%)</text:p>
      <text:p text:style-name="Standard"><text:s text:c="19"/>Total Used: 248876350341.119810 (94.438232%)</text:p>
      <text:p text:style-name="Standard"><text:s text:c="9"/>Volume Used by Zones: 1767065804.799988 (0.180523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MFT</text:p>
      <text:p text:style-name="Standard"># MFT start.</text:p>
      <text:p text:style-name="Standard"><text:soft-page-break/>SelectNtfsSystemFiles(yes)</text:p>
      <text:p text:style-name="Standard"># MFT end. <text:s text:c="14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3.000000 DIR Directories.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78610 (0.032894%)</text:p>
      <text:p text:style-name="Standard"><text:s text:c="18"/>Gap: 5.895857 (2.467106%)</text:p>
      <text:p text:style-name="Standard"><text:s text:c="16"/>Total: 5.974467 (45.000000%)</text:p>
      <text:p text:style-name="Standard"/>
      <text:p text:style-name="Standard"><text:s text:c="8"/>Files/folders: <text:s text:c="10"/>133,260 (0.006138%) </text:p>
      <text:p text:style-name="Standard"><text:s text:c="12"/>Fragments: <text:s text:c="16"/>3 (0.240964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1.565924 (0.000000%)</text:p>
      <text:p text:style-name="Standard"><text:s text:c="12"/>Files End: 101.644534</text:p>
      <text:p text:style-name="Standard"><text:s text:c="13"/>Zone End: 107.540391 (45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3.000000%</text:p>
      <text:p text:style-name="Standard"><text:s text:c="12"/>Actual Gap: 2.467106% (5.895857)</text:p>
      <text:p text:style-name="Standard"><text:s text:c="17"/></text:p>
      <text:p text:style-name="Standard"><text:s text:c="15"/>The desired min gap size. (GapRequested): 0.239965 <text:s/>(Loc) 101.884499</text:p>
      <text:p text:style-name="Standard"><text:s text:c="14"/>Must be half the zone size. (GapAdjusted): 0.157220 <text:s/>(---) 101.801754</text:p>
      <text:p text:style-name="Standard"><text:s text:c="15"/>Align to the volume evenly. (GapRounded): 5.895857 <text:s/>(---) 107.540391</text:p>
      <text:p text:style-name="Standard"><text:s text:c="10"/>The remaining space available. (GapAvailable): 45.244104 <text:s/>(---) 146.888638</text:p>
      <text:p text:style-name="Standard"><text:s text:c="6"/>The lower of adjusted and available. (GapCurrent): 5.895857 <text:s/>(---) 107.540391</text:p>
      <text:p text:style-name="Standard"><text:s text:c="4"/>(GapCurrent) after any code you inserted. (GapUsed): 5.895857 <text:s/>(---) 107.540391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7306688254.706436 (9.940853%)</text:p>
      <text:p text:style-name="Standard"><text:s text:c="19"/>Total Used: 273025779384.319760 (103.611778%)</text:p>
      <text:p text:style-name="Standard"><text:s text:c="9"/>Volume Used by Zones: 24149429043.199951 (2.46710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DIR</text:p>
      <text:p text:style-name="Standard"># DIR start.</text:p>
      <text:p text:style-name="Standard">Directory(yes)</text:p>
      <text:p text:style-name="Standard"><text:soft-page-break/># DIR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3.000000 DIR Directories.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5.895857 (2.467106%)</text:p>
      <text:p text:style-name="Standard"><text:s text:c="16"/>Total: 5.895857 (45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1.644534 (0.000000%)</text:p>
      <text:p text:style-name="Standard"><text:s text:c="12"/>Files End: 101.644534</text:p>
      <text:p text:style-name="Standard"><text:s text:c="13"/>Zone End: 107.540391 (45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3.000000%</text:p>
      <text:p text:style-name="Standard"><text:s text:c="12"/>Actual Gap: 2.467106% (5.895857)</text:p>
      <text:p text:style-name="Standard"><text:s text:c="17"/></text:p>
      <text:p text:style-name="Standard"><text:s text:c="15"/>The desired min gap size. (GapRequested): 0.239965 <text:s/>(Loc) 101.884499</text:p>
      <text:p text:style-name="Standard"><text:s text:c="14"/>Must be half the zone size. (GapAdjusted): 0.000000 <text:s/>(---) 101.644534</text:p>
      <text:p text:style-name="Standard"><text:s text:c="15"/>Align to the volume evenly. (GapRounded): 5.895857 <text:s/>(---) 107.540391</text:p>
      <text:p text:style-name="Standard"><text:s text:c="10"/>The remaining space available. (GapAvailable): 45.243398 <text:s/>(---) 146.887932</text:p>
      <text:p text:style-name="Standard"><text:s text:c="6"/>The lower of adjusted and available. (GapCurrent): 5.895857 <text:s/>(---) 107.540391</text:p>
      <text:p text:style-name="Standard"><text:s text:c="4"/>(GapCurrent) after any code you inserted. (GapUsed): 5.895857 <text:s/>(---) 107.540391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8289584095.663071 (10.041266%)</text:p>
      <text:p text:style-name="Standard"><text:s text:c="19"/>Total Used: 297175208427.519710 (112.792420%)</text:p>
      <text:p text:style-name="Standard"><text:s text:c="9"/>Volume Used by Zones: 24149429043.199951 (2.46710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DIR</text:p>
      <text:p text:style-name="Standard"># DIR start.</text:p>
      <text:p text:style-name="Standard">Directory(yes)</text:p>
      <text:p text:style-name="Standard"><text:soft-page-break/># DIR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4.000000 !ZoneLabelPageHiberDump! !ZoneDescriptionPageHiberDump!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367028 (0.153582%)</text:p>
      <text:p text:style-name="Standard"><text:s text:c="18"/>Gap: 0.000000 (0.000000%)</text:p>
      <text:p text:style-name="Standard"><text:s text:c="16"/>Total: 0.367028 (45.153582%)</text:p>
      <text:p text:style-name="Standard"/>
      <text:p text:style-name="Standard"><text:s text:c="8"/>Files/folders: <text:s text:c="14"/>169 (0.007799%) </text:p>
      <text:p text:style-name="Standard"><text:s text:c="12"/>Fragments: <text:s text:c="16"/>1 (0.08163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7.540390 (0.000000%)</text:p>
      <text:p text:style-name="Standard"><text:s text:c="12"/>Files End: 107.907418</text:p>
      <text:p text:style-name="Standard"><text:s text:c="13"/>Zone End: 107.907418 (45.153582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107.907418</text:p>
      <text:p text:style-name="Standard"><text:s text:c="14"/>Must be half the zone size. (GapAdjusted): 0.000000 <text:s/>(---) 107.907418</text:p>
      <text:p text:style-name="Standard"><text:s text:c="15"/>Align to the volume evenly. (GapRounded): 0.000000 <text:s/>(---) 107.907418</text:p>
      <text:p text:style-name="Standard"><text:s text:c="10"/>The remaining space available. (GapAvailable): 39.347751 <text:s/>(---) 147.255169</text:p>
      <text:p text:style-name="Standard"><text:s text:c="6"/>The lower of adjusted and available. (GapCurrent): 0.000000 <text:s/>(---) 107.907418</text:p>
      <text:p text:style-name="Standard"><text:s text:c="4"/>(GapCurrent) after any code you inserted. (GapUsed): 0.000000 <text:s/>(---) 107.90741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8289584095.663071 (10.041266%)</text:p>
      <text:p text:style-name="Standard"><text:s text:c="19"/>Total Used: 297175208427.519710 (112.808399%)</text:p>
      <text:p text:style-name="Standard"><text:s text:c="9"/>Volume Used by Zones: 0.000000 (0.000000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ageHiberDump</text:p>
      <text:p text:style-name="Standard"># PageHiberDump start.</text:p>
      <text:p text:style-name="Standard"><text:soft-page-break/>(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)</text:p>
      <text:p text:style-name="Standard"># PageHiberDum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4.000000 !ZoneLabelPageHiberDump! !ZoneDescriptionPageHiberDump!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45.153582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7.907418 (0.000000%)</text:p>
      <text:p text:style-name="Standard"><text:s text:c="12"/>Files End: 107.907418</text:p>
      <text:p text:style-name="Standard"><text:s text:c="13"/>Zone End: 107.907418 (45.153582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107.907418</text:p>
      <text:p text:style-name="Standard"><text:s text:c="14"/>Must be half the zone size. (GapAdjusted): 0.000000 <text:s/>(---) 107.907418</text:p>
      <text:p text:style-name="Standard"><text:s text:c="15"/>Align to the volume evenly. (GapRounded): 0.000000 <text:s/>(---) 107.907418</text:p>
      <text:p text:style-name="Standard"><text:s text:c="10"/>The remaining space available. (GapAvailable): 39.347468 <text:s/>(---) 147.254886</text:p>
      <text:p text:style-name="Standard"><text:s text:c="6"/>The lower of adjusted and available. (GapCurrent): 0.000000 <text:s/>(---) 107.907418</text:p>
      <text:p text:style-name="Standard"><text:soft-page-break/><text:s text:c="4"/>(GapCurrent) after any code you inserted. (GapUsed): 0.000000 <text:s/>(---) 107.90741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98289584095.663071 (10.041266%)</text:p>
      <text:p text:style-name="Standard"><text:s text:c="19"/>Total Used: 297175208427.519710 (112.813571%)</text:p>
      <text:p text:style-name="Standard"><text:s text:c="9"/>Volume Used by Zones: 0.000000 (0.000000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ageHiberDump</text:p>
      <text:p text:style-name="Standard"># PageHiberDump start.</text:p>
      <text:p text:style-name="Standard">(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)</text:p>
      <text:p text:style-name="Standard"># PageHiberDum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6.000000 Shares Share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664 (0.000278%)</text:p>
      <text:p text:style-name="Standard"><text:s text:c="18"/>Gap: 2.022095 (0.846141%)</text:p>
      <text:p text:style-name="Standard"><text:s text:c="16"/>Total: 2.022759 (46.000000%)</text:p>
      <text:p text:style-name="Standard"/>
      <text:p text:style-name="Standard"><text:s text:c="8"/>Files/folders: <text:s text:c="15"/>23 (0.001061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7.907418 (0.000000%)</text:p>
      <text:p text:style-name="Standard"><text:s text:c="12"/>Files End: 107.908082</text:p>
      <text:p text:style-name="Standard"><text:s text:c="13"/>Zone End: 109.930177 (46.000000%)</text:p>
      <text:p text:style-name="Standard"><text:s text:c="6"/></text:p>
      <text:p text:style-name="Standard"><text:soft-page-break/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846141% (2.022095)</text:p>
      <text:p text:style-name="Standard"><text:s text:c="17"/></text:p>
      <text:p text:style-name="Standard"><text:s text:c="15"/>The desired min gap size. (GapRequested): 2.399648 <text:s/>(Loc) 110.307730</text:p>
      <text:p text:style-name="Standard"><text:s text:c="14"/>Must be half the zone size. (GapAdjusted): 0.001328 <text:s/>(---) 107.909410</text:p>
      <text:p text:style-name="Standard"><text:s text:c="15"/>Align to the volume evenly. (GapRounded): 2.022095 <text:s/>(---) 109.930177</text:p>
      <text:p text:style-name="Standard"><text:s text:c="10"/>The remaining space available. (GapAvailable): 39.347468 <text:s/>(---) 147.255550</text:p>
      <text:p text:style-name="Standard"><text:s text:c="6"/>The lower of adjusted and available. (GapCurrent): 2.022095 <text:s/>(---) 109.930177</text:p>
      <text:p text:style-name="Standard"><text:s text:c="4"/>(GapCurrent) after any code you inserted. (GapUsed): 2.022095 <text:s/>(---) 109.93017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08118542505.229370 (11.045392%)</text:p>
      <text:p text:style-name="Standard"><text:s text:c="19"/>Total Used: 305457710202.879700 (116.108655%)</text:p>
      <text:p text:style-name="Standard"><text:s text:c="9"/>Volume Used by Zones: 8282501775.359985 (0.84614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hares</text:p>
      <text:p text:style-name="Standard"># Share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oft-page-break/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oft-page-break/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oft-page-break/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Shares</text:p>
      <text:p text:style-name="Standard">and (</text:p>
      <text:p text:style-name="Standard"># Share start.</text:p>
      <text:p text:style-name="Standard">(</text:p>
      <text:p text:style-name="Standard"><text:s text:c="2"/>DirectoryName("*Common*")</text:p>
      <text:p text:style-name="Standard"><text:s text:c="2"/>or DirectoryName("Media*")</text:p>
      <text:p text:style-name="Standard"><text:s text:c="2"/>or DirectoryName("Multimedia*")</text:p>
      <text:p text:style-name="Standard"><text:s text:c="2"/>or DirectoryName("*Public*")</text:p>
      <text:p text:style-name="Standard"><text:s text:c="2"/>or DirectoryName("*Share*")</text:p>
      <text:p text:style-name="Standard">)</text:p>
      <text:p text:style-name="Standard"># Share end.</text:p>
      <text:p text:style-name="Standard"/>
      <text:p text:style-name="Standard"># Shares</text:p>
      <text:p text:style-name="Standard">or </text:p>
      <text:p text:style-name="Standard"># Family start.</text:p>
      <text:p text:style-name="Standard"><text:soft-page-break/>(</text:p>
      <text:p text:style-name="Standard"><text:s text:c="4"/>DirectoryName("*Family*")</text:p>
      <text:p text:style-name="Standard">)</text:p>
      <text:p text:style-name="Standard"># Family end.</text:p>
      <text:p text:style-name="Standard"/>
      <text:p text:style-name="Standard"># Shares</text:p>
      <text:p text:style-name="Standard">)</text:p>
      <text:p text:style-name="Standard"># Share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6.000000 Shares Share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022095 (0.846141%)</text:p>
      <text:p text:style-name="Standard"><text:s text:c="16"/>Total: 2.022095 (46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7.908082 (0.000000%)</text:p>
      <text:p text:style-name="Standard"><text:s text:c="12"/>Files End: 107.908082</text:p>
      <text:p text:style-name="Standard"><text:s text:c="13"/>Zone End: 109.930177 (4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846141% (2.022095)</text:p>
      <text:p text:style-name="Standard"><text:s text:c="17"/></text:p>
      <text:p text:style-name="Standard"><text:s text:c="15"/>The desired min gap size. (GapRequested): 2.399648 <text:s/>(Loc) 110.307730</text:p>
      <text:p text:style-name="Standard"><text:s text:c="14"/>Must be half the zone size. (GapAdjusted): 0.000000 <text:s/>(---) 107.908082</text:p>
      <text:p text:style-name="Standard"><text:s text:c="15"/>Align to the volume evenly. (GapRounded): 2.022095 <text:s/>(---) 109.930177</text:p>
      <text:p text:style-name="Standard"><text:s text:c="10"/>The remaining space available. (GapAvailable): 39.347468 <text:s/>(---) 147.255550</text:p>
      <text:p text:style-name="Standard"><text:s text:c="6"/>The lower of adjusted and available. (GapCurrent): 2.022095 <text:s/>(---) 109.930177</text:p>
      <text:p text:style-name="Standard"><text:s text:c="4"/>(GapCurrent) after any code you inserted. (GapUsed): 2.022095 <text:s/>(---) 109.93017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7947500914.795670 (12.049519%)</text:p>
      <text:p text:style-name="Standard"><text:s text:c="19"/>Total Used: 313740211978.239690 (119.263142%)</text:p>
      <text:p text:style-name="Standard"><text:soft-page-break/><text:s text:c="9"/>Volume Used by Zones: 8282501775.359985 (0.84614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hares</text:p>
      <text:p text:style-name="Standard"># Share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oft-page-break/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><text:soft-page-break/></text:p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<text:soft-page-break/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Shares</text:p>
      <text:p text:style-name="Standard">and (</text:p>
      <text:p text:style-name="Standard"># Share start.</text:p>
      <text:p text:style-name="Standard">(</text:p>
      <text:p text:style-name="Standard"><text:s text:c="2"/>DirectoryName("*Common*")</text:p>
      <text:p text:style-name="Standard"><text:s text:c="2"/>or DirectoryName("Media*")</text:p>
      <text:p text:style-name="Standard"><text:s text:c="2"/>or DirectoryName("Multimedia*")</text:p>
      <text:p text:style-name="Standard"><text:s text:c="2"/>or DirectoryName("*Public*")</text:p>
      <text:p text:style-name="Standard"><text:s text:c="2"/>or DirectoryName("*Share*")</text:p>
      <text:p text:style-name="Standard">)</text:p>
      <text:p text:style-name="Standard"># Share end.</text:p>
      <text:p text:style-name="Standard"/>
      <text:p text:style-name="Standard"># Shares</text:p>
      <text:p text:style-name="Standard">or </text:p>
      <text:p text:style-name="Standard"># Family start.</text:p>
      <text:p text:style-name="Standard">(</text:p>
      <text:p text:style-name="Standard"><text:s text:c="4"/>DirectoryName("*Family*")</text:p>
      <text:p text:style-name="Standard">)</text:p>
      <text:p text:style-name="Standard"># Family end.</text:p>
      <text:p text:style-name="Standard"/>
      <text:p text:style-name="Standard"># Shares</text:p>
      <text:p text:style-name="Standard">)</text:p>
      <text:p text:style-name="Standard"># Share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7.000000 SystemOtherData SystemOtherData 2021-11-13 11:30 PM </text:p>
      <text:p text:style-name="Standard"/>
      <text:p text:style-name="Standard">Statistics Report:</text:p>
      <text:p text:style-name="Standard">------------------</text:p>
      <text:p text:style-name="Standard"><text:soft-page-break/><text:s text:c="3"/>Size: <text:s/></text:p>
      <text:p text:style-name="Standard"><text:s text:c="3"/>------------------------</text:p>
      <text:p text:style-name="Standard"><text:s text:c="16"/>Files: 0.026773 (0.011203%)</text:p>
      <text:p text:style-name="Standard"><text:s text:c="18"/>Gap: 2.363014 (0.988797%)</text:p>
      <text:p text:style-name="Standard"><text:s text:c="16"/>Total: 2.389787 (47.000000%)</text:p>
      <text:p text:style-name="Standard"/>
      <text:p text:style-name="Standard"><text:s text:c="8"/>Files/folders: <text:s text:c="14"/>367 (0.016936%) </text:p>
      <text:p text:style-name="Standard"><text:s text:c="12"/>Fragments: <text:s text:c="16"/>2 (0.163399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9.930177 (0.000000%)</text:p>
      <text:p text:style-name="Standard"><text:s text:c="12"/>Files End: 109.956950</text:p>
      <text:p text:style-name="Standard"><text:s text:c="13"/>Zone End: 112.319964 (47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988797% (2.363014)</text:p>
      <text:p text:style-name="Standard"><text:s text:c="17"/></text:p>
      <text:p text:style-name="Standard"><text:s text:c="15"/>The desired min gap size. (GapRequested): 2.399648 <text:s/>(Loc) 112.356598</text:p>
      <text:p text:style-name="Standard"><text:s text:c="14"/>Must be half the zone size. (GapAdjusted): 0.053546 <text:s/>(---) 110.010496</text:p>
      <text:p text:style-name="Standard"><text:s text:c="15"/>Align to the volume evenly. (GapRounded): 2.363014 <text:s/>(---) 112.319964</text:p>
      <text:p text:style-name="Standard"><text:s text:c="10"/>The remaining space available. (GapAvailable): 37.325373 <text:s/>(---) 147.282323</text:p>
      <text:p text:style-name="Standard"><text:s text:c="6"/>The lower of adjusted and available. (GapCurrent): 2.363014 <text:s/>(---) 112.319964</text:p>
      <text:p text:style-name="Standard"><text:s text:c="4"/>(GapCurrent) after any code you inserted. (GapUsed): 2.363014 <text:s/>(---) 112.319964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27776459324.361970 (13.053645%)</text:p>
      <text:p text:style-name="Standard"><text:s text:c="19"/>Total Used: 323419115765.759640 (123.057544%)</text:p>
      <text:p text:style-name="Standard"><text:s text:c="9"/>Volume Used by Zones: 9678903787.519959 (0.988797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ystemOtherData</text:p>
      <text:p text:style-name="Standard"># SystemOtherData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oft-page-break/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<text:soft-page-break/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oft-page-break/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<text:soft-page-break/># SystemOtherData</text:p>
      <text:p text:style-name="Standard">and (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><text:s/></text:p>
      <text:p text:style-name="Standard"># SystemOtherData</text:p>
      <text:p text:style-name="Standard">or <text:s/>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# SystemOtherData</text:p>
      <text:p text:style-name="Standard">)</text:p>
      <text:p text:style-name="Standard"># SystemOtherData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><text:soft-page-break/></text:p>
      <text:p text:style-name="Standard">----------------------------------------------------------</text:p>
      <text:p text:style-name="Standard">Zone: 17.000000 SystemOtherData SystemOtherData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363014 (0.988797%)</text:p>
      <text:p text:style-name="Standard"><text:s text:c="16"/>Total: 2.363014 (47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09.956950 (0.000000%)</text:p>
      <text:p text:style-name="Standard"><text:s text:c="12"/>Files End: 109.956950</text:p>
      <text:p text:style-name="Standard"><text:s text:c="13"/>Zone End: 112.319964 (47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988797% (2.363014)</text:p>
      <text:p text:style-name="Standard"><text:s text:c="17"/></text:p>
      <text:p text:style-name="Standard"><text:s text:c="15"/>The desired min gap size. (GapRequested): 2.399648 <text:s/>(Loc) 112.356598</text:p>
      <text:p text:style-name="Standard"><text:s text:c="14"/>Must be half the zone size. (GapAdjusted): 0.000000 <text:s/>(---) 109.956950</text:p>
      <text:p text:style-name="Standard"><text:s text:c="15"/>Align to the volume evenly. (GapRounded): 2.363014 <text:s/>(---) 112.319964</text:p>
      <text:p text:style-name="Standard"><text:s text:c="10"/>The remaining space available. (GapAvailable): 37.325373 <text:s/>(---) 147.282323</text:p>
      <text:p text:style-name="Standard"><text:s text:c="6"/>The lower of adjusted and available. (GapCurrent): 2.363014 <text:s/>(---) 112.319964</text:p>
      <text:p text:style-name="Standard"><text:s text:c="4"/>(GapCurrent) after any code you inserted. (GapUsed): 2.363014 <text:s/>(---) 112.319964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37605417733.928280 (14.057772%)</text:p>
      <text:p text:style-name="Standard"><text:s text:c="19"/>Total Used: 333098019553.279600 (126.750275%)</text:p>
      <text:p text:style-name="Standard"><text:s text:c="9"/>Volume Used by Zones: 9678903787.519959 (0.988797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ystemOtherData</text:p>
      <text:p text:style-name="Standard"># SystemOtherData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<text:soft-page-break/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<text:soft-page-break/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<text:soft-page-break/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<text:soft-page-break/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SystemOtherData</text:p>
      <text:p text:style-name="Standard">and (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><text:s/></text:p>
      <text:p text:style-name="Standard"># SystemOtherData</text:p>
      <text:p text:style-name="Standard">or <text:s/>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oft-page-break/># SystemOtherData</text:p>
      <text:p text:style-name="Standard">)</text:p>
      <text:p text:style-name="Standard"># SystemOtherData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8.000000 Reference Referenc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41 (0.000017%)</text:p>
      <text:p text:style-name="Standard"><text:s text:c="18"/>Gap: 2.389746 (0.999983%)</text:p>
      <text:p text:style-name="Standard"><text:s text:c="16"/>Total: 2.389787 (48.000000%)</text:p>
      <text:p text:style-name="Standard"/>
      <text:p text:style-name="Standard"><text:s text:c="8"/>Files/folders: <text:s text:c="15"/>18 (0.000831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12.319963 (0.000000%)</text:p>
      <text:p text:style-name="Standard"><text:s text:c="12"/>Files End: 112.320004</text:p>
      <text:p text:style-name="Standard"><text:s text:c="13"/>Zone End: 114.709750 (4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0.999983% (2.389746)</text:p>
      <text:p text:style-name="Standard"><text:s text:c="17"/></text:p>
      <text:p text:style-name="Standard"><text:s text:c="15"/>The desired min gap size. (GapRequested): 0.479930 <text:s/>(Loc) 112.799934</text:p>
      <text:p text:style-name="Standard"><text:s text:c="14"/>Must be half the zone size. (GapAdjusted): 0.000082 <text:s/>(---) 112.320086</text:p>
      <text:p text:style-name="Standard"><text:s text:c="15"/>Align to the volume evenly. (GapRounded): 2.389746 <text:s/>(---) 114.709750</text:p>
      <text:p text:style-name="Standard"><text:s text:c="10"/>The remaining space available. (GapAvailable): 34.962360 <text:s/>(---) 147.282364</text:p>
      <text:p text:style-name="Standard"><text:s text:c="6"/>The lower of adjusted and available. (GapCurrent): 2.389746 <text:s/>(---) 114.709750</text:p>
      <text:p text:style-name="Standard"><text:s text:c="4"/>(GapCurrent) after any code you inserted. (GapUsed): 2.389746 <text:s/>(---) 114.70975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39571209415.841550 (14.258597%)</text:p>
      <text:p text:style-name="Standard"><text:s text:c="19"/>Total Used: 342886419496.959590 (129.800465%)</text:p>
      <text:p text:style-name="Standard"><text:s text:c="9"/>Volume Used by Zones: 9788399943.679993 (0.999983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Reference</text:p>
      <text:p text:style-name="Standard"><text:soft-page-break/># Reference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oft-page-break/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oft-page-break/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oft-page-break/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Reference</text:p>
      <text:p text:style-name="Standard">and (</text:p>
      <text:p text:style-name="Standard"># Reference start.</text:p>
      <text:p text:style-name="Standard">(</text:p>
      <text:p text:style-name="Standard"><text:s text:c="2"/>DirectoryName("World*") or</text:p>
      <text:p text:style-name="Standard"><text:s text:c="2"/>DirectoryName("Education*") or</text:p>
      <text:p text:style-name="Standard"><text:s text:c="2"/>DirectoryName("Entertainment*") or</text:p>
      <text:p text:style-name="Standard"><text:s text:c="2"/>DirectoryName("Food*") or</text:p>
      <text:p text:style-name="Standard"><text:s text:c="2"/>DirectoryName("Geography*") or</text:p>
      <text:p text:style-name="Standard"><text:s text:c="2"/>DirectoryName("Help*") or</text:p>
      <text:p text:style-name="Standard"><text:s text:c="2"/>DirectoryName("Humo*") or</text:p>
      <text:p text:style-name="Standard"><text:s text:c="2"/>DirectoryName("Internet*") or</text:p>
      <text:p text:style-name="Standard"><text:s text:c="2"/>DirectoryName("Legal*") or</text:p>
      <text:p text:style-name="Standard"><text:s text:c="2"/>DirectoryName("Linquistics*") or</text:p>
      <text:p text:style-name="Standard"><text:s text:c="2"/>DirectoryName("Media*") or</text:p>
      <text:p text:style-name="Standard"><text:s text:c="2"/>DirectoryName("Multimedia*") or</text:p>
      <text:p text:style-name="Standard"><text:s text:c="2"/>DirectoryName("Reference*") or</text:p>
      <text:p text:style-name="Standard"><text:s text:c="2"/>DirectoryName("Sales*") or</text:p>
      <text:p text:style-name="Standard"><text:s text:c="2"/>DirectoryName("Science*") or</text:p>
      <text:p text:style-name="Standard"><text:s text:c="2"/>DirectoryName("Social*") or</text:p>
      <text:p text:style-name="Standard"><text:s text:c="2"/>DirectoryName("Technology*")</text:p>
      <text:p text:style-name="Standard">)</text:p>
      <text:p text:style-name="Standard"># Reference end.</text:p>
      <text:p text:style-name="Standard"/>
      <text:p text:style-name="Standard"># Reference</text:p>
      <text:p text:style-name="Standard">)</text:p>
      <text:p text:style-name="Standard"># Reference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8.000000 Reference Reference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oft-page-break/><text:s text:c="3"/>------------------------</text:p>
      <text:p text:style-name="Standard"><text:s text:c="16"/>Files: 0.000000 (0.000000%)</text:p>
      <text:p text:style-name="Standard"><text:s text:c="18"/>Gap: 2.389746 (0.999983%)</text:p>
      <text:p text:style-name="Standard"><text:s text:c="16"/>Total: 2.389746 (4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12.320004 (0.000000%)</text:p>
      <text:p text:style-name="Standard"><text:s text:c="12"/>Files End: 112.320004</text:p>
      <text:p text:style-name="Standard"><text:s text:c="13"/>Zone End: 114.709750 (4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0.999983% (2.389746)</text:p>
      <text:p text:style-name="Standard"><text:s text:c="17"/></text:p>
      <text:p text:style-name="Standard"><text:s text:c="15"/>The desired min gap size. (GapRequested): 0.479930 <text:s/>(Loc) 112.799934</text:p>
      <text:p text:style-name="Standard"><text:s text:c="14"/>Must be half the zone size. (GapAdjusted): 0.000000 <text:s/>(---) 112.320004</text:p>
      <text:p text:style-name="Standard"><text:s text:c="15"/>Align to the volume evenly. (GapRounded): 2.389746 <text:s/>(---) 114.709750</text:p>
      <text:p text:style-name="Standard"><text:s text:c="10"/>The remaining space available. (GapAvailable): 34.962360 <text:s/>(---) 147.282364</text:p>
      <text:p text:style-name="Standard"><text:s text:c="6"/>The lower of adjusted and available. (GapCurrent): 2.389746 <text:s/>(---) 114.709750</text:p>
      <text:p text:style-name="Standard"><text:s text:c="4"/>(GapCurrent) after any code you inserted. (GapUsed): 2.389746 <text:s/>(---) 114.70975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41537001097.754820 (14.459422%)</text:p>
      <text:p text:style-name="Standard"><text:s text:c="19"/>Total Used: 352674819440.639590 (133.515512%)</text:p>
      <text:p text:style-name="Standard"><text:s text:c="9"/>Volume Used by Zones: 9788399943.679993 (0.999983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Reference</text:p>
      <text:p text:style-name="Standard"># Reference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oft-page-break/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><text:soft-page-break/></text:p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oft-page-break/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Reference</text:p>
      <text:p text:style-name="Standard"><text:soft-page-break/>and (</text:p>
      <text:p text:style-name="Standard"># Reference start.</text:p>
      <text:p text:style-name="Standard">(</text:p>
      <text:p text:style-name="Standard"><text:s text:c="2"/>DirectoryName("World*") or</text:p>
      <text:p text:style-name="Standard"><text:s text:c="2"/>DirectoryName("Education*") or</text:p>
      <text:p text:style-name="Standard"><text:s text:c="2"/>DirectoryName("Entertainment*") or</text:p>
      <text:p text:style-name="Standard"><text:s text:c="2"/>DirectoryName("Food*") or</text:p>
      <text:p text:style-name="Standard"><text:s text:c="2"/>DirectoryName("Geography*") or</text:p>
      <text:p text:style-name="Standard"><text:s text:c="2"/>DirectoryName("Help*") or</text:p>
      <text:p text:style-name="Standard"><text:s text:c="2"/>DirectoryName("Humo*") or</text:p>
      <text:p text:style-name="Standard"><text:s text:c="2"/>DirectoryName("Internet*") or</text:p>
      <text:p text:style-name="Standard"><text:s text:c="2"/>DirectoryName("Legal*") or</text:p>
      <text:p text:style-name="Standard"><text:s text:c="2"/>DirectoryName("Linquistics*") or</text:p>
      <text:p text:style-name="Standard"><text:s text:c="2"/>DirectoryName("Media*") or</text:p>
      <text:p text:style-name="Standard"><text:s text:c="2"/>DirectoryName("Multimedia*") or</text:p>
      <text:p text:style-name="Standard"><text:s text:c="2"/>DirectoryName("Reference*") or</text:p>
      <text:p text:style-name="Standard"><text:s text:c="2"/>DirectoryName("Sales*") or</text:p>
      <text:p text:style-name="Standard"><text:s text:c="2"/>DirectoryName("Science*") or</text:p>
      <text:p text:style-name="Standard"><text:s text:c="2"/>DirectoryName("Social*") or</text:p>
      <text:p text:style-name="Standard"><text:s text:c="2"/>DirectoryName("Technology*")</text:p>
      <text:p text:style-name="Standard">)</text:p>
      <text:p text:style-name="Standard"># Reference end.</text:p>
      <text:p text:style-name="Standard"/>
      <text:p text:style-name="Standard"># Reference</text:p>
      <text:p text:style-name="Standard">)</text:p>
      <text:p text:style-name="Standard"># Reference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9.000000 SpaceHogs SpaceHogs 2021-11-13 11:30 PM 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43.674691 (18.275562%)</text:p>
      <text:p text:style-name="Standard"><text:s text:c="18"/>Gap: 4.121038 (1.724438%)</text:p>
      <text:p text:style-name="Standard"><text:s text:c="16"/>Total: 47.795729 (68.000000%)</text:p>
      <text:p text:style-name="Standard"/>
      <text:p text:style-name="Standard"><text:s text:c="8"/>Files/folders: <text:s text:c="12"/>5,114 (0.000231%) </text:p>
      <text:p text:style-name="Standard"><text:s text:c="12"/>Fragments: <text:s text:c="14"/>102 (8.340147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14.709750 (0.000000%)</text:p>
      <text:p text:style-name="Standard"><text:s text:c="12"/>Files End: 158.384441</text:p>
      <text:p text:style-name="Standard"><text:s text:c="13"/>Zone End: 162.505479 (68.000000%)</text:p>
      <text:p text:style-name="Standard"><text:soft-page-break/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2.000000%</text:p>
      <text:p text:style-name="Standard"><text:s text:c="12"/>Actual Gap: 1.724438% (4.121038)</text:p>
      <text:p text:style-name="Standard"><text:s text:c="17"/></text:p>
      <text:p text:style-name="Standard"><text:s text:c="15"/>The desired min gap size. (GapRequested): 2.399648 <text:s/>(Loc) 160.784089</text:p>
      <text:p text:style-name="Standard"><text:s text:c="14"/>Must be half the zone size. (GapAdjusted): 2.399648 <text:s/>(---) 160.784089</text:p>
      <text:p text:style-name="Standard"><text:s text:c="15"/>Align to the volume evenly. (GapRounded): 4.121038 <text:s/>(---) 162.505479</text:p>
      <text:p text:style-name="Standard"><text:s text:c="10"/>The remaining space available. (GapAvailable): 32.436234 <text:s/>(---) 190.820675</text:p>
      <text:p text:style-name="Standard"><text:s text:c="6"/>The lower of adjusted and available. (GapCurrent): 4.121038 <text:s/>(---) 162.505479</text:p>
      <text:p text:style-name="Standard"><text:s text:c="4"/>(GapCurrent) after any code you inserted. (GapUsed): 4.121038 <text:s/>(---) 162.505479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51365959507.321140 (15.463549%)</text:p>
      <text:p text:style-name="Standard"><text:s text:c="19"/>Total Used: 369554592235.519470 (140.047417%)</text:p>
      <text:p text:style-name="Standard"><text:s text:c="9"/>Volume Used by Zones: 16879772794.879883 (1.724438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SpaceHogs</text:p>
      <text:p text:style-name="Standard"># SpaceHogs start.</text:p>
      <text:p text:style-name="Standard">not(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oft-page-break/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or 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SpaceHogs</text:p>
      <text:p text:style-name="Standard">) and (</text:p>
      <text:p text:style-name="Standard"># Blobs start.</text:p>
      <text:p text:style-name="Standard">(</text:p>
      <text:p text:style-name="Standard"># BlobsAndExceptions start.</text:p>
      <text:p text:style-name="Standard"><text:soft-page-break/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<text:soft-page-break/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SpaceHogs</text:p>
      <text:p text:style-name="Standard">) </text:p>
      <text:p text:style-name="Standard"># SpaceHog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 Horsman</meta:initial-creator>
    <meta:creation-date>2021-11-15T18:12:42.38</meta:creation-date>
    <meta:document-statistic meta:table-count="0" meta:image-count="0" meta:object-count="0" meta:page-count="128" meta:paragraph-count="5631" meta:word-count="14974" meta:character-count="167825"/>
    <dc:date>2021-11-15T18:16:57.60</dc:date>
    <dc:creator>David G Horsman</dc:creator>
    <meta:editing-duration>PT6M16S</meta:editing-duration>
    <meta:editing-cycles>1</meta:editing-cycles>
    <meta:generator>OpenOffice/4.1.11$Win32 OpenOffice.org_project/4111m1$Build-9808</meta:generator>
  </office:meta>
</office:document-meta>
</file>